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weight="bold" officeooo:paragraph-rsid="0022734d" style:font-size-asian="12pt" style:font-weight-asian="bold" style:font-size-complex="12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size="12pt" fo:font-weight="bold" officeooo:rsid="00223c0b" officeooo:paragraph-rsid="00223c0b" style:font-size-asian="12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2" style:family="paragraph" style:parent-style-name="Standard">
      <style:paragraph-properties fo:margin-left="0.4925in" fo:margin-right="0in" fo:text-indent="0in" style:auto-text-indent="false"/>
      <style:text-properties fo:font-weight="bold" style:font-weight-asian="bold" style:font-weight-complex="bold"/>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5" style:family="paragraph" style:parent-style-name="Standard">
      <style:paragraph-properties fo:margin-left="0in" fo:margin-right="0in" fo:text-align="start" style:justify-single-word="false" fo:text-indent="0in" style:auto-text-indent="false"/>
      <style:text-properties fo:font-size="12pt" fo:font-weight="bold" officeooo:paragraph-rsid="00180077" style:font-size-asian="12pt" style:font-weight-asian="bold" style:font-size-complex="12pt" style:font-weight-complex="bold"/>
    </style:style>
    <style:style style:name="P36" style:family="paragraph" style:parent-style-name="Standard">
      <style:paragraph-properties fo:margin-left="0in" fo:margin-right="0in" fo:text-align="start" style:justify-single-word="false" fo:text-indent="0in" style:auto-text-indent="false"/>
      <style:text-properties fo:font-size="12pt" fo:font-weight="bold" officeooo:paragraph-rsid="001b0fc3" style:font-size-asian="12pt" style:font-weight-asian="bold" style:font-size-complex="12pt" style:font-weight-complex="bold"/>
    </style:style>
    <style:style style:name="P37" style:family="paragraph" style:parent-style-name="Standard">
      <style:paragraph-properties fo:margin-left="0in" fo:margin-right="0in" fo:text-align="start" style:justify-single-word="false" fo:text-indent="0in" style:auto-text-indent="false"/>
      <style:text-properties fo:font-size="12pt" fo:font-weight="bold" officeooo:paragraph-rsid="001cf186"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size="12pt" fo:font-weight="bold" officeooo:rsid="001b0fc3" officeooo:paragraph-rsid="001b0fc3"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size="12pt" fo:font-weight="normal" officeooo:rsid="001b0fc3" officeooo:paragraph-rsid="001b0fc3" style:font-size-asian="12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Standard">
      <style:paragraph-properties fo:margin-left="0in" fo:margin-right="0in" fo:text-align="start" style:justify-single-word="false" fo:text-indent="0in" style:auto-text-indent="false"/>
      <style:text-properties officeooo:paragraph-rsid="001e144d"/>
    </style:style>
    <style:style style:name="P45" style:family="paragraph" style:parent-style-name="Standard">
      <style:paragraph-properties fo:margin-left="0in" fo:margin-right="0in"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48"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9"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50"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52"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55" style:family="paragraph" style:parent-style-name="Standard">
      <style:paragraph-properties fo:margin-left="0.4925in" fo:margin-right="0in" fo:text-align="start" style:justify-single-word="false" fo:text-indent="-0.25in" style:auto-text-indent="false"/>
    </style:style>
    <style:style style:name="P56" style:family="paragraph" style:parent-style-name="Standard">
      <style:paragraph-properties fo:background-color="#cccccc">
        <style:background-image/>
      </style:paragraph-properties>
    </style:style>
    <style:style style:name="P57" style:family="paragraph" style:parent-style-name="Standard">
      <style:paragraph-properties fo:background-color="#cccccc">
        <style:background-image/>
      </style:paragraph-properties>
      <style:text-properties fo:background-color="transparent"/>
    </style:style>
    <style:style style:name="P58" style:family="paragraph" style:parent-style-name="Standard">
      <style:paragraph-properties fo:background-color="#e6e6e6">
        <style:background-image/>
      </style:paragraph-properties>
    </style:style>
    <style:style style:name="P59" style:family="paragraph" style:parent-style-name="Standard">
      <style:paragraph-properties fo:background-color="#e6e6e6">
        <style:background-image/>
      </style:paragraph-properties>
      <style:text-properties fo:background-color="transparent"/>
    </style:style>
    <style:style style:name="P60" style:family="paragraph" style:parent-style-name="Standard">
      <style:paragraph-properties fo:background-color="#e6e6e6">
        <style:background-image/>
      </style:paragraph-properties>
      <style:text-properties fo:font-weight="normal" style:font-weight-asian="normal" style:font-weight-complex="normal"/>
    </style:style>
    <style:style style:name="P61" style:family="paragraph" style:parent-style-name="Standard">
      <style:paragraph-properties fo:margin-left="0.7465in" fo:margin-right="0in" fo:text-indent="0in" style:auto-text-indent="false"/>
      <style:text-properties fo:font-weight="bold" style:font-weight-asian="bold" style:font-weight-complex="bold"/>
    </style:style>
    <style:style style:name="P62" style:family="paragraph" style:parent-style-name="Standard">
      <style:paragraph-properties fo:margin-left="-3.939in" fo:margin-right="0in" fo:text-align="center" style:justify-single-word="false" fo:text-indent="0in" style:auto-text-indent="false"/>
    </style:style>
    <style:style style:name="P63" style:family="paragraph" style:parent-style-name="Standard">
      <style:paragraph-properties fo:background-color="#b3b3b3">
        <style:background-image/>
      </style:paragraph-properties>
    </style:style>
    <style:style style:name="P64" style:family="paragraph" style:parent-style-name="Standard" style:list-style-name="L1">
      <style:text-properties fo:font-weight="bold" style:font-weight-asian="bold" style:font-weight-complex="bold"/>
    </style:style>
    <style:style style:name="P65" style:family="paragraph" style:parent-style-name="Standard" style:list-style-name="L3">
      <style:text-properties fo:font-weight="bold" style:font-weight-asian="bold" style:font-weight-complex="bold"/>
    </style:style>
    <style:style style:name="P66" style:family="paragraph" style:parent-style-name="Standard" style:list-style-name="L16">
      <style:paragraph-properties fo:text-align="start" style:justify-single-word="false"/>
      <style:text-properties fo:font-weight="bold" style:font-weight-asian="bold" style:font-weight-complex="bold"/>
    </style:style>
    <style:style style:name="P67" style:family="paragraph" style:parent-style-name="Standard" style:list-style-name="L21">
      <style:paragraph-properties fo:text-align="start" style:justify-single-word="false"/>
      <style:text-properties fo:font-weight="bold" style:font-weight-asian="bold" style:font-weight-complex="bold"/>
    </style:style>
    <style:style style:name="P68" style:family="paragraph" style:parent-style-name="Standard" style:list-style-name="L23">
      <style:paragraph-properties fo:text-align="start" style:justify-single-word="false"/>
      <style:text-properties fo:font-weight="bold" style:font-weight-asian="bold" style:font-weight-complex="bold"/>
    </style:style>
    <style:style style:name="P69" style:family="paragraph" style:parent-style-name="Standard" style:list-style-name="L20">
      <style:text-properties fo:font-weight="bold" style:font-weight-asian="bold" style:font-weight-complex="bold"/>
    </style:style>
    <style:style style:name="P70" style:family="paragraph" style:parent-style-name="Standard" style:list-style-name="L23">
      <style:text-properties fo:font-weight="bold" style:font-weight-asian="bold" style:font-weight-complex="bold"/>
    </style:style>
    <style:style style:name="P71" style:family="paragraph" style:parent-style-name="Standard" style:list-style-name="L3">
      <style:text-properties fo:font-weight="normal" style:font-weight-asian="normal" style:font-weight-complex="normal"/>
    </style:style>
    <style:style style:name="P72" style:family="paragraph" style:parent-style-name="Standard" style:list-style-name="L16">
      <style:paragraph-properties fo:text-align="start" style:justify-single-word="false"/>
      <style:text-properties fo:font-weight="normal" style:font-weight-asian="normal" style:font-weight-complex="normal"/>
    </style:style>
    <style:style style:name="P73"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74"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75" style:family="paragraph" style:parent-style-name="Standard" style:list-style-name="L7">
      <style:paragraph-properties fo:text-align="start" style:justify-single-word="false"/>
    </style:style>
    <style:style style:name="P76" style:family="paragraph" style:parent-style-name="Standard" style:list-style-name="L8">
      <style:paragraph-properties fo:text-align="start" style:justify-single-word="false"/>
    </style:style>
    <style:style style:name="P77" style:family="paragraph" style:parent-style-name="Standard" style:list-style-name="L11">
      <style:paragraph-properties fo:text-align="start" style:justify-single-word="false"/>
    </style:style>
    <style:style style:name="P78" style:family="paragraph" style:parent-style-name="Standard" style:list-style-name="L16">
      <style:paragraph-properties fo:text-align="start" style:justify-single-word="false"/>
    </style:style>
    <style:style style:name="P79" style:family="paragraph" style:parent-style-name="Standard" style:list-style-name="L16"/>
    <style:style style:name="P80" style:family="paragraph" style:parent-style-name="Standard" style:list-style-name="L16">
      <style:paragraph-properties fo:text-align="start" style:justify-single-word="false"/>
      <style:text-properties fo:font-size="12pt" fo:font-weight="bold" officeooo:paragraph-rsid="0019dd22" style:font-size-asian="12pt" style:font-weight-asian="bold" style:font-size-complex="12pt" style:font-weight-complex="bold"/>
    </style:style>
    <style:style style:name="P81"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82"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83"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84"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85" style:family="paragraph" style:parent-style-name="Standard" style:list-style-name="L23"/>
    <style:style style:name="P86" style:family="paragraph" style:parent-style-name="Standard" style:list-style-name="L23">
      <style:text-properties fo:font-style="normal" fo:font-weight="normal" style:font-style-asian="normal" style:font-weight-asian="normal" style:font-style-complex="normal" style:font-weight-complex="normal"/>
    </style:style>
    <style:style style:name="P87" style:family="paragraph" style:parent-style-name="Standard" style:list-style-name="L25"/>
    <style:style style:name="P88" style:family="paragraph" style:parent-style-name="Standard" style:list-style-name="L26"/>
    <style:style style:name="P89" style:family="paragraph" style:parent-style-name="Standard" style:list-style-name="L27"/>
    <style:style style:name="P90" style:family="paragraph" style:parent-style-name="Standard" style:list-style-name="L28"/>
    <style:style style:name="P91" style:family="paragraph" style:parent-style-name="Standard" style:list-style-name="L29"/>
    <style:style style:name="P92"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93" style:family="paragraph" style:parent-style-name="Standard" style:list-style-name="L9">
      <style:paragraph-properties fo:margin-left="0.9846in" fo:margin-right="0in" fo:text-align="start" style:justify-single-word="false" fo:text-indent="-0.25in" style:auto-text-indent="false"/>
    </style:style>
    <style:style style:name="P94" style:family="paragraph" style:parent-style-name="Standard" style:list-style-name="L10">
      <style:paragraph-properties fo:margin-left="0.9846in" fo:margin-right="0in" fo:text-align="start" style:justify-single-word="false" fo:text-indent="-0.25in" style:auto-text-indent="false"/>
    </style:style>
    <style:style style:name="P95" style:family="paragraph" style:parent-style-name="Standard" style:list-style-name="L12">
      <style:paragraph-properties fo:margin-left="0.9846in" fo:margin-right="0in" fo:text-align="start" style:justify-single-word="false" fo:text-indent="-0.25in" style:auto-text-indent="false"/>
    </style:style>
    <style:style style:name="P96" style:family="paragraph" style:parent-style-name="Standard" style:list-style-name="L13">
      <style:paragraph-properties fo:margin-left="0.9846in" fo:margin-right="0in" fo:text-align="start" style:justify-single-word="false" fo:text-indent="-0.25in" style:auto-text-indent="false"/>
    </style:style>
    <style:style style:name="P97" style:family="paragraph" style:parent-style-name="Standard" style:list-style-name="L14">
      <style:paragraph-properties fo:margin-left="0.9846in" fo:margin-right="0in" fo:text-align="start" style:justify-single-word="false" fo:text-indent="-0.25in" style:auto-text-indent="false"/>
    </style:style>
    <style:style style:name="P98"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99"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100"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101"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02"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03"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04"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05"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06" style:family="paragraph" style:parent-style-name="Standard" style:list-style-name="L17">
      <style:paragraph-properties fo:background-color="transparent">
        <style:background-image/>
      </style:paragraph-properties>
    </style:style>
    <style:style style:name="P107" style:family="paragraph" style:parent-style-name="Text_20_body">
      <style:text-properties officeooo:paragraph-rsid="0023973e"/>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style:font-name="Nimbus Roman No9 L" fo:font-weight="bold" officeooo:rsid="0023973e" style:font-weight-asian="bold"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1e144d" style:font-size-asian="12pt" style:font-weight-asian="normal" style:font-size-complex="12pt" style:font-weight-complex="normal"/>
    </style:style>
    <style:style style:name="T19" style:family="text">
      <style:text-properties fo:font-size="12pt" fo:font-weight="normal" fo:background-color="transparent" style:font-size-asian="12pt" style:font-weight-asian="normal" style:font-size-complex="12pt"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fo:background-color="transparent" style:font-size-asian="12pt" style:font-weight-asian="bold" style:font-size-complex="12pt" style:font-weight-complex="bold"/>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bold" style:font-size-asian="10.5pt" style:font-style-asian="italic" style:font-weight-asian="bold" style:font-size-complex="12pt" style:font-style-complex="italic" style:font-weight-complex="bold"/>
    </style:style>
    <style:style style:name="T25" style:family="text">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T26" style:family="text">
      <style:text-properties fo:font-size="12pt" fo:font-style="italic" fo:font-weight="bold" style:font-size-asian="12pt" style:font-style-asian="italic" style:font-weight-asian="bold" style:font-size-complex="12pt" style:font-style-complex="italic" style:font-weight-complex="bold"/>
    </style:style>
    <style:style style:name="T2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normal" fo:font-weight="bold" style:font-size-asian="10.5pt" style:font-style-asian="normal" style:font-weight-asian="bold" style:font-size-complex="12pt" style:font-style-complex="normal" style:font-weight-complex="bold"/>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b80047" fo:font-style="italic" fo:font-weight="bold" style:font-style-asian="italic" style:font-weight-asian="bold" style:font-style-complex="italic" style:font-weight-complex="bold"/>
    </style:style>
    <style:style style:name="T37"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38" style:family="text">
      <style:text-properties fo:color="#b80047" fo:font-style="normal" fo:font-weight="normal" style:font-style-asian="normal" style:font-weight-asian="normal" style:font-style-complex="normal" style:font-weight-complex="normal"/>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background-color="transparent"/>
    </style:style>
    <style:style style:name="T42" style:family="text">
      <style:text-properties fo:font-size="13pt" fo:font-style="normal" fo:font-weight="bold" style:font-size-asian="13pt" style:font-style-asian="normal" style:font-weight-asian="bold" style:font-size-complex="13pt" style:font-style-complex="normal" style:font-weight-complex="bold"/>
    </style:style>
    <style:style style:name="T4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4" style:family="text">
      <style:text-properties fo:font-size="13pt" fo:font-weight="bold" style:font-size-asian="13pt" style:font-weight-asian="bold" style:font-size-complex="13pt" style:font-weight-complex="bold"/>
    </style:style>
    <style:style style:name="T45" style:family="text">
      <style:text-properties fo:font-size="15pt" fo:font-style="normal" fo:font-weight="bold" style:font-size-asian="15pt" style:font-style-asian="normal" style:font-weight-asian="bold" style:font-size-complex="15pt" style:font-style-complex="normal" style:font-weight-complex="bold"/>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fo:font-size="16pt" style:font-size-asian="16pt" style:font-size-complex="16pt"/>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officeooo:rsid="00180077"/>
    </style:style>
    <style:style style:name="T50" style:family="text">
      <style:text-properties officeooo:rsid="0019dd22"/>
    </style:style>
    <style:style style:name="T51" style:family="text">
      <style:text-properties officeooo:rsid="001cf186"/>
    </style:style>
    <style:style style:name="T52" style:family="text">
      <style:text-properties officeooo:rsid="001e144d"/>
    </style:style>
    <style:style style:name="T53" style:family="text">
      <style:text-properties officeooo:rsid="001e6c55"/>
    </style:style>
    <style:style style:name="T54" style:family="text">
      <style:text-properties officeooo:rsid="002397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3788427305140180954" text:style-name="L1">
        <text:list-item>
          <text:list>
            <text:list-item>
              <text:p text:style-name="P64"><text:s/>Относно <text:s/>IMSLU</text:p>
            </text:list-item>
            <text:list-item>
              <text:p text:style-name="P64"><text:s/>IMSLU Разработчици</text:p>
              <text:p text:style-name="P64">1.2.1 Други</text:p>
            </text:list-item>
            <text:list-item>
              <text:p text:style-name="P64"><text:s/>Юридическа информация</text:p>
            </text:list-item>
            <text:list-item>
              <text:p text:style-name="P64"><text:s/>Друга информация</text:p>
            </text:list-item>
          </text:list>
        </text:list-item>
      </text:list>
      <text:p text:style-name="P14"/>
      <text:p text:style-name="P14"><text:tab/>2. <text:s/>Инсталиране и конфигуриране</text:p>
      <text:list xml:id="list6717134863313030204" text:style-name="L2">
        <text:list-item>
          <text:list>
            <text:list-item>
              <text:p text:style-name="P92">Изисквания</text:p>
            </text:list-item>
            <text:list-item>
              <text:p text:style-name="P92"><text:span text:style-name="T39">Изтегляне</text:span> и инсталиране</text:p>
            </text:list-item>
            <text:list-item>
              <text:p text:style-name="P92">База данни</text:p>
            </text:list-item>
            <text:list-item>
              <text:p text:style-name="P92">Apache2 и PHP5</text:p>
            </text:list-item>
            <text:list-item>
              <text:p text:style-name="P92">Системни настройки</text:p>
            </text:list-item>
            <text:list-item>
              <text:p text:style-name="P92"><text:s/>bind9</text:p>
            </text:list-item>
            <text:list-item>
              <text:p text:style-name="P92">Roaring Penguin PPPoE сървър</text:p>
            </text:list-item>
            <text:list-item>
              <text:p text:style-name="P92">Freeradius сървър</text:p>
            </text:list-item>
            <text:list-item>
              <text:p text:style-name="P92">Freeradius клиент</text:p>
              <text:p text:style-name="P98"/>
              <text:p text:style-name="P100">3. Скриптове</text:p>
            </text:list-item>
          </text:list>
        </text:list-item>
      </text:list>
      <text:p text:style-name="Standard"/>
      <text:p text:style-name="P32">4. <text:s/>Потребителски интерфейс</text:p>
      <text:p text:style-name="P61">3.1 Вход</text:p>
      <text:p text:style-name="P61">3.2</text:p>
      <text:p text:style-name="P61"/>
      <text:p text:style-name="P45"/>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4">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44">1.2 <text:s/>IMSLUL Разработчици</text:span></text:p>
      <text:p text:style-name="Standard"/>
      <text:list xml:id="list4150609626357451241" text:style-name="L3">
        <text:list-item>
          <text:p text:style-name="P65">PHP код:</text:p>
        </text:list-item>
      </text:list>
      <text:p text:style-name="Standard"><text:tab/><text:tab/>Фахри Хасан - fahri_hasan@hotmail.com</text:p>
      <text:p text:style-name="Standard"/>
      <text:list xml:id="list224745707092254" text:continue-numbering="true" text:style-name="L3">
        <text:list-item>
          <text:p text:style-name="P65">Python код:</text:p>
        </text:list-item>
      </text:list>
      <text:p text:style-name="Standard"><text:tab/><text:tab/>Фахри Хасан</text:p>
      <text:p text:style-name="Standard"/>
      <text:list xml:id="list224745753209285" text:continue-numbering="true" text:style-name="L3">
        <text:list-item>
          <text:p text:style-name="P65">Дизайн:</text:p>
        </text:list-item>
      </text:list>
      <text:p text:style-name="Standard"><text:tab/><text:tab/>Фахри Хасан</text:p>
      <text:p text:style-name="Standard"/>
      <text:list xml:id="list224745395098802" text:continue-numbering="true" text:style-name="L3">
        <text:list-item>
          <text:p text:style-name="P65"><text:soft-page-break/>HTML, JavaScript, CSS:</text:p>
        </text:list-item>
      </text:list>
      <text:p text:style-name="Standard"><text:tab/><text:tab/>Фахри Хасан</text:p>
      <text:p text:style-name="Standard"/>
      <text:list xml:id="list224745776080071" text:continue-numbering="true" text:style-name="L3">
        <text:list-item>
          <text:p text:style-name="P65">Изображения:</text:p>
        </text:list-item>
      </text:list>
      <text:p text:style-name="Standard"/>
      <text:p text:style-name="Standard"/>
      <text:list xml:id="list224745224278561" text:continue-numbering="true" text:style-name="L3">
        <text:list-item>
          <text:p text:style-name="P65"><text:s/>Документация:</text:p>
        </text:list-item>
      </text:list>
      <text:p text:style-name="Standard"><text:tab/><text:tab/>Фахри Хасан</text:p>
      <text:p text:style-name="Standard"/>
      <text:list xml:id="list224746389982668" text:continue-numbering="true" text:style-name="L3">
        <text:list-item>
          <text:p text:style-name="P65">Бета тестване:</text:p>
          <text:p text:style-name="P71">Веселин Александров</text:p>
        </text:list-item>
      </text:list>
      <text:p text:style-name="Standard"><text:tab/><text:tab/>Фахри Хасан</text:p>
      <text:p text:style-name="Standard"/>
      <text:list xml:id="list224745507038708" text:continue-numbering="true" text:style-name="L3">
        <text:list-item>
          <text:p text:style-name="P65"><text:a xlink:type="simple" xlink:href="http://www.linux-bg.org/forum/index.php?topic=45276">http://www.linux-bg.org/</text:a>:</text:p>
          <text:p text:style-name="P71">Naka</text:p>
        </text:list-item>
      </text:list>
      <text:p text:style-name="Standard"><text:tab/><text:tab/>gat3way</text:p>
      <text:p text:style-name="Standard"><text:tab/><text:tab/>edmon</text:p>
      <text:p text:style-name="Standard"/>
      <text:p text:style-name="P57"><text:span text:style-name="T14"><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44">1.2.1 Други</text:span></text:p>
      <text:p text:style-name="Standard"/>
      <text:p text:style-name="Standard">IMSLU използва елементи на друг софтуер:</text:p>
      <text:p text:style-name="P15"><text:span text:style-name="T4"><text:tab/></text:span><text:a xlink:type="simple" xlink:href="http://www.zabbix.com/">http://www.zabbix.com/</text:a></text:p>
      <text:p text:style-name="P15"><text:span text:style-name="T4"><text:tab/></text:span><text:a xlink:type="simple" xlink:href="http://www.zabbix.com/rn2.0.4.php">http://www.zabbix.com/rn2.0.4.php</text:a></text:p>
      <text:p text:style-name="P15"><text:span text:style-name="T4"><text:tab/></text:span><text:a xlink:type="simple" xlink:href="http://www.wikihow.com/Create-a-Secure-Login-Script-in-PHP-and-MySQL">How to Create a Secure Login Script in PHP and MySQL</text:a></text:p>
      <text:p text:style-name="P15"><text:span text:style-name="T4"><text:tab/></text:span><text:a xlink:type="simple" xlink:href="http://www.wikihow.com/Create-a-Secure-Session-Managment-System-in-PHP-and-MySQL">How to Create a Secure Session Managment System in PHP and MySQL</text:a></text:p>
      <text:p text:style-name="P15"><text:span text:style-name="T4"><text:tab/></text:span><text:a xlink:type="simple" xlink:href="http://pajhome.org.uk/crypt/md5/sha512.html">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Настройка PPPoE с шейпингом трафика для небольшой сети</text:a></text:p>
      <text:p text:style-name="P15"><text:span text:style-name="T4"><text:tab/></text:span><text:a xlink:type="simple" xlink:href="http://www.lartc.org/lartc.html">Linux Advanced Routing &amp; Traffic Control HOWTO</text:a></text:p>
      <text:p text:style-name="P15"><text:span text:style-name="T4"><text:tab/></text:span><text:a xlink:type="simple" xlink:href="http://myfreesoft.net/phpBB2/viewtopic.php?t=751">Верижна дисциплина HTB</text:a></text:p>
      <text:p text:style-name="P15"><text:span text:style-name="T4"><text:tab/></text:span><text:a xlink:type="simple" xlink:href="http://www.linux-bg.org/cgi-bin/y/index.pl?page=article&amp;id=advices&amp;key=364103812">Разпределяне на трафик от два интернет доставчика </text:a></text:p>
      <text:p text:style-name="P15"><text:span text:style-name="T4"><text:tab/></text:span><text:a xlink:type="simple" xlink:href="http://www.linux-bg.org/cgi-bin/y/index.pl?page=article&amp;id=advices&amp;key=386924398">Използване на IPSET, IPTABLES и IPMARK</text:a></text:p>
      <text:p text:style-name="P15"><text:span text:style-name="T4"><text:tab/></text:span><text:a xlink:type="simple" xlink:href="http://itservice-bg.net/?p=1122">Debian advanced router for ISP – firewall, traffic shaping, smp_affinity, taskset, sysctl and more</text:a></text:p>
      <text:p text:style-name="P15"><text:tab/><text:a xlink:type="simple" xlink:href="http://linuxsnippets.net/ru/node/268">Установка модуля IPMARK для iptables в Debian Squeeze и shaper tc без нагрузки на процессор</text:a></text:p>
      <text:p text:style-name="P4"/>
      <text:list xml:id="list2412907070558933427" text:style-name="L4">
        <text:list-item>
          <text:list>
            <text:list-item>
              <text:p text:style-name="P73"><text:s/>Юридическа информация</text:p>
            </text:list-item>
          </text:list>
        </text:list-item>
      </text:list>
      <text:p text:style-name="P5"/>
      <text:p text:style-name="P8"><text:soft-page-break/>Авторско право ©<text:span text:style-name="T16">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text:span text:style-name="T16">http://www.gnu.org/licenses/old-licenses/gpl-2.0.html</text:span></text:a></text:p>
      <text:p text:style-name="P19"/>
      <text:p text:style-name="P19"/>
      <text:p text:style-name="P19"/>
      <text:list xml:id="list8466937729351892429" text:style-name="L5">
        <text:list-item>
          <text:list>
            <text:list-item>
              <text:p text:style-name="P74"><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6549568845416083450" text:style-name="L6">
        <text:list-item>
          <text:list>
            <text:list-item>
              <text:p text:style-name="P101">Изисквания</text:p>
            </text:list-item>
          </text:list>
        </text:list-item>
      </text:list>
      <text:p text:style-name="P28"/>
      <text:p text:style-name="P55"><text:span text:style-name="T20"><text:tab/>* ОС</text:span><text:span text:style-name="T17"> – Линукс, за сега е напълно съвместим с Debian Wheezy</text:span></text:p>
      <text:list xml:id="list3336527941391160763" text:style-name="L7">
        <text:list-item>
          <text:p text:style-name="P75"><text:a xlink:type="simple" xlink:href="http://www.debian.org/"><text:span text:style-name="T17">http://www.debian.org/</text:span></text:a></text:p>
        </text:list-item>
      </text:list>
      <text:p text:style-name="P41"><text:tab/><text:tab/></text:p>
      <text:p text:style-name="P41"><text:tab/><text:span text:style-name="T14">* Apache2</text:span></text:p>
      <text:list xml:id="list8727696260195110650" text:style-name="L8">
        <text:list-item>
          <text:p text:style-name="P76"><text:a xlink:type="simple" xlink:href="http://www.apache.org/"><text:span text:style-name="T17">http://www.apache.org/</text:span></text:a></text:p>
        </text:list-item>
      </text:list>
      <text:p text:style-name="P41"><text:tab/><text:tab/></text:p>
      <text:p text:style-name="P43"><text:tab/><text:span text:style-name="T14">*</text:span> <text:span text:style-name="T14">PHP</text:span> &gt;= 5.4</text:p>
      <text:list xml:id="list4869982538511721785" text:style-name="L9">
        <text:list-item>
          <text:p text:style-name="P93"><text:a xlink:type="simple" xlink:href="http://php.net/"><text:span text:style-name="T17">http://php.net/</text:span></text:a></text:p>
        </text:list-item>
      </text:list>
      <text:p text:style-name="P41"><text:tab/><text:tab/></text:p>
      <text:p text:style-name="P41"><text:tab/><text:span text:style-name="T14">* Сървър за база данни</text:span> - по време на разработването се използваше MariaDB</text:p>
      <text:list xml:id="list6216351449815395074" text:style-name="L10">
        <text:list-item>
          <text:p text:style-name="P94"><text:a xlink:type="simple" xlink:href="https://mariadb.org/"><text:span text:style-name="T17">https://mariadb.org/</text:span></text:a></text:p>
        </text:list-item>
      </text:list>
      <text:p text:style-name="P41"/>
      <text:p text:style-name="P41"><text:soft-page-break/><text:tab/><text:span text:style-name="T14">* Freeradius</text:span></text:p>
      <text:list xml:id="list348560976217183076" text:style-name="L11">
        <text:list-item>
          <text:p text:style-name="P77"><text:a xlink:type="simple" xlink:href="http://freeradius.org/"><text:span text:style-name="T17">http://freeradius.org/</text:span></text:a></text:p>
        </text:list-item>
      </text:list>
      <text:p text:style-name="P41"/>
      <text:p text:style-name="P41"><text:tab/><text:span text:style-name="T14">*</text:span> <text:span text:style-name="T14">Roaring Penguin PPPoE server</text:span></text:p>
      <text:list xml:id="list30196401947319814" text:style-name="L12">
        <text:list-item>
          <text:p text:style-name="P95"><text:a xlink:type="simple" xlink:href="http://www.roaringpenguin.com/products/pppoe"><text:span text:style-name="T17">http://www.roaringpenguin.com/products/pppoe</text:span></text:a></text:p>
        </text:list-item>
      </text:list>
      <text:p text:style-name="P41"><text:tab/></text:p>
      <text:p text:style-name="P41"><text:tab/><text:span text:style-name="T14">*</text:span> <text:span text:style-name="T14">Point-to-Point Protocol (PPP) - daemon</text:span></text:p>
      <text:list xml:id="list6624582242172962691" text:style-name="L13">
        <text:list-item>
          <text:p text:style-name="P96"><text:a xlink:type="simple" xlink:href="http://ppp.samba.org/"><text:span text:style-name="T17">http://ppp.samba.org/</text:span></text:a></text:p>
        </text:list-item>
      </text:list>
      <text:p text:style-name="P41"><text:tab/><text:tab/></text:p>
      <text:p text:style-name="P41"><text:tab/><text:span text:style-name="T14">* Python</text:span></text:p>
      <text:p text:style-name="P41"/>
      <text:p text:style-name="P41"><text:tab/><text:span text:style-name="T14">* Препоръчителни</text:span></text:p>
      <text:p text:style-name="P34"/>
      <text:p text:style-name="P34"><text:tab/>* Debian Wheezy - минимална инсталация на базова система</text:p>
      <text:list xml:id="list2554213180689797832" text:style-name="L14">
        <text:list-item>
          <text:p text:style-name="P97"><text:a xlink:type="simple" xlink:href="http://www.debian.org/doc/books"><text:span text:style-name="T20">Debian Books</text:span></text:a></text:p>
        </text:list-item>
        <text:list-item>
          <text:p text:style-name="P97"><text:a xlink:type="simple" xlink:href="http://www.wingfoss.com/content/install-debian6-squeeze">Perfect Guide: Install Debian 6 64-bit</text:a></text:p>
        </text:list-item>
      </text:list>
      <text:p text:style-name="P31"/>
      <text:list xml:id="list672413635682628334" text:style-name="L15">
        <text:list-item>
          <text:list>
            <text:list-item>
              <text:p text:style-name="P102"><text:s/>Изтегляне и инсталиране</text:p>
            </text:list-item>
          </text:list>
        </text:list-item>
      </text:list>
      <text:p text:style-name="P41"/>
      <text:p text:style-name="P44"><text:span text:style-name="T18">Може да изтеглите системата от уеб адрес: </text:span><text:a xlink:type="simple" xlink:href="https://sourceforge.net/projects/imslu/" office:name="https://sourceforge.net/projects/imslu/"><text:span text:style-name="T18">https://sourceforge.net/projects/imslu/</text:span></text:a></text:p>
      <text:p text:style-name="P39"><text:tab/>tar -zxvf <text:span text:style-name="T52">imslu_0.1-alpha.tar.gz</text:span></text:p>
      <text:p text:style-name="P39"><text:span text:style-name="T52"/></text:p>
      <text:p text:style-name="P30">ИЛИ <text:span text:style-name="T54">ПОСЛЕДНА ВЕРСИЯ</text:span></text:p>
      <text:p text:style-name="P107"><text:span text:style-name="T12"><text:tab/>git clone </text:span><text:span text:style-name="T13">https://github.com/mysticall/imslu.git</text:span></text:p>
      <text:p text:style-name="P29">cd <text:s/><text:span text:style-name="T8">imslu</text:span></text:p>
      <text:p text:style-name="P28"/>
      <text:p text:style-name="P41">За по-добра отчетност, ще създадем няколко директории и ще копираме системата в тях.</text:p>
      <text:list xml:id="list2411073672720065638" text:style-name="L16">
        <text:list-item>
          <text:p text:style-name="P78"><text:span text:style-name="T20">mkdir /usr/share/imslu</text:span><text:span text:style-name="T17"> - Създаваме директория за PHP уеб интерфейса.</text:span></text:p>
        </text:list-item>
        <text:list-item>
          <text:p text:style-name="P78"><text:span text:style-name="T20">cp -r PHP/* /usr/share/imslu</text:span><text:span text:style-name="T17"> – Преместваме уеб интерфейса.</text:span></text:p>
        </text:list-item>
        <text:list-item>
          <text:p text:style-name="P72"><text:span text:style-name="T14">mkdir /etc/</text:span><text:span text:style-name="T20">imslu</text:span> - Създаваме главна директория, която ще съдържа конфигурационните файлове и ядрото.</text:p>
        </text:list-item>
        <text:list-item>
          <text:p text:style-name="P66">cp -r conf/debian/* /etc/<text:span text:style-name="T16">imslu</text:span>/ <text:span text:style-name="T15">- Копираме всички файлове в главната директория.</text:span></text:p>
        </text:list-item>
        <text:list-item>
          <text:p text:style-name="P79"><text:span text:style-name="T14">mkdir /etc/imslu/backup </text:span><text:span text:style-name="T15"><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66">chown www-data:www-data /etc/imslu/backup</text:p>
        </text:list-item>
        <text:list-item>
          <text:p text:style-name="P66"><text:span text:style-name="T16">mkdir /var/log/imslu</text:span><text:span text:style-name="T17"> – Създаваме директорията, в която програмата ще води подробни дневници (log dir).</text:span></text:p>
        </text:list-item>
        <text:list-item>
          <text:p text:style-name="P80">cp <text:span text:style-name="T50">conf/</text:span>cron/imslu /etc/cron.d/ <text:span text:style-name="T15">-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предоставената услуга. Прави архив на най-важните таблици от базата данни.</text:span></text:p>
        </text:list-item>
      </text:list>
      <text:p text:style-name="P31"/>
      <text:p text:style-name="P31"><text:soft-page-break/>2.3 База данни</text:p>
      <text:p text:style-name="P28"/>
      <text:p text:style-name="Standard"><text:span text:style-name="T17"><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43"><text:span text:style-name="T20"><text:tab/></text:span><text:span text:style-name="T17">В процес на разработване на системата за база данни сървър се изполваше MariaDB - </text:span><text:a xlink:type="simple" xlink:href="https://mariadb.org/"><text:span text:style-name="T15">https://mariadb.org/</text:span></text:a><text:span text:style-name="T15">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text:span text:style-name="T15">PDO</text:span></text:a><text:span text:style-name="T15">. Предполага се, че с минимални промени по кода, може да се добави поддръжка и за други база данни.</text:span></text:p>
      <text:p text:style-name="P47"/>
      <text:p text:style-name="P46">Всички команди в това ръководство, ще се изпълняват с права на root!</text:p>
      <text:p text:style-name="P46"/>
      <text:p text:style-name="P47">Създаваме файла “<text:span text:style-name="T14">MariaDB.list</text:span>” и добавяме следното съдържание:</text:p>
      <text:p text:style-name="P47"/>
      <text:p text:style-name="P46">nano /etc/apt/sources.list.d/MariaDB.list</text:p>
      <text:p text:style-name="P59"># MariaDB 5.5 repository list</text:p>
      <text:p text:style-name="P59"># http://mariadb.org/mariadb/repositories/</text:p>
      <text:p text:style-name="P59">deb http://mirror.timeweb.ru/mariadb/repo/5.5/debian wheezy main</text:p>
      <text:p text:style-name="P59">deb-src http://mirror.timeweb.ru/mariadb/repo/5.5/debian wheezy main</text:p>
      <text:p text:style-name="P34"/>
      <text:p text:style-name="P34">gpg --keyserver keys.gnupg.net --recv-keys CBCB082A1BB943DB</text:p>
      <text:p text:style-name="P34">gpg -a --export CBCB082A1BB943DB | apt-key add -</text:p>
      <text:p text:style-name="P34"/>
      <text:p text:style-name="P34">apt-get update</text:p>
      <text:p text:style-name="P35">apt-get install mariadb-server<text:span text:style-name="T49"> libmysqlclient18=5.5.33a+maria-1~wheezy</text:span></text:p>
      <text:p text:style-name="P34"/>
      <text:p text:style-name="P41">Когато актуализираме системата, тя иска да замени <text:span text:style-name="T14">libmysqlclient </text:span>на MariaDB с тази на <text:s/>MySQL, за да предотвратим това изпълняваме следната команда:</text:p>
      <text:p text:style-name="P34">echo libmysqlclient18 hold | dpkg –set-selections</text:p>
      <text:p text:style-name="P41"/>
      <text:p text:style-name="P41">Ако <text:s/>трябва да актуализирате <text:span text:style-name="T14">libmysqlclient </text:span>на MariaDB:</text:p>
      <text:p text:style-name="P34">echo libmysqlclient18 install | dpkg --set-selections</text:p>
      <text:p text:style-name="P41"/>
      <text:p text:style-name="P41">Вече имаме инсталиран база данни сървър. Създаваме база данни:</text:p>
      <text:p text:style-name="P34">mysql -uroot -p</text:p>
      <text:p text:style-name="P34">CREATE DATABASE imslu DEFAULT CHARACTER SET utf8 DEFAULT COLLATE utf8_general_ci;</text:p>
      <text:p text:style-name="P34">GRANT ALL PRIVILEGES ON imslu.* TO imslu@localhost IDENTIFIED BY 'imslu_password';</text:p>
      <text:p text:style-name="P34">quit;</text:p>
      <text:p text:style-name="P41"><text:soft-page-break/></text:p>
      <text:p text:style-name="P41">Нека да разгледаме съдържанието на папка “<text:span text:style-name="T14">database/mysql/</text:span>”, където се намира информацията, която трябва да прелеем в новосъздадената база данни:</text:p>
      <text:p text:style-name="P41"><text:span text:style-name="T14">schema.sql</text:span> – таблици, които се използват от системата</text:p>
      <text:p text:style-name="P34">data.sql<text:span text:style-name="T15"> – информация, която позволява достъп до системата</text:span></text:p>
      <text:p text:style-name="P34">freeradius_schema.sql<text:span text:style-name="T15"> - таблици, които се използват от Freeradius</text:span></text:p>
      <text:p text:style-name="P34">freeradius_data.sql<text:span text:style-name="T15"> – информация, която Freeradius използва за изтекли потребители </text:span></text:p>
      <text:p text:style-name="P34">freeradius_example.sql<text:span text:style-name="T15"> – примерни конфигурации, които се използват от Freeradius</text:span></text:p>
      <text:p text:style-name="P34">freeradius_example_ippool.sql<text:span text:style-name="T15"> – примерна мрежа, от която Freeradius дава IP адреси на валидни клиенти</text:span></text:p>
      <text:p text:style-name="P41"/>
      <text:p text:style-name="P51"><text:s text:c="2"/>Бележка:<text:span text:style-name="T15">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58"><text:s text:c="3"/><text:tab/>try { </text:p>
      <text:p text:style-name="P58"/>
      <text:p text:style-name="P58"><text:s text:c="4"/><text:tab/>}</text:p>
      <text:p text:style-name="P58"><text:s text:c="4"/><text:tab/>catch (PDOException $e) {</text:p>
      <text:p text:style-name="P58"/>
      <text:p text:style-name="P58"><text:s text:c="4"/><text:tab/>}</text:p>
      <text:p text:style-name="P56"><text:span text:style-name="T19">блока в “</text:span><text:span text:style-name="T25">include/classes/class.cpdoinstance.php</text:span><text:span text:style-name="T19">”.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3">error_reporting(E_ALL); ini_set('display_errors', 'On');</text:span><text:span text:style-name="T19">” , ще имате само празна страница, без да знаете какво се случва.</text:span></text:p>
      <text:p text:style-name="P41"/>
      <text:p text:style-name="P57"><text:s text:c="4"/><text:span text:style-name="T14">Бележка: </text:span>Всички примери в ръковоството са от мрежите, които се намират в горните файлове.</text:p>
      <text:p text:style-name="P41"/>
      <text:p text:style-name="P41">Създаване на таблици и вмъкване на данни:</text:p>
      <text:p text:style-name="P38">mysql -D imslu -u imslu -pimslu_password &lt; <text:span text:style-name="T53">01_</text:span>schema.sql</text:p>
      <text:p text:style-name="P38">mysql -D imslu -u imslu -pimslu_password &lt; <text:span text:style-name="T53">02_</text:span>data.sql</text:p>
      <text:p text:style-name="P38">mysql -D imslu -u imslu -pimslu_password &lt; <text:span text:style-name="T53">03_</text:span>freeradius_schema.sql</text:p>
      <text:p text:style-name="P38">mysql -D imslu -u imslu -pimslu_password &lt; <text:span text:style-name="T53">04_</text:span>freeradius_data.sql</text:p>
      <text:p text:style-name="P38">mysql -D imslu -u imslu -pimslu_password &lt; <text:span text:style-name="T53">05_</text:span>freeradius_example.sql</text:p>
      <text:p text:style-name="P38">mysql -D imslu -u imslu -pimslu_password &lt; <text:span text:style-name="T53">06_</text:span>freeradius_example_ippool.sql</text:p>
      <text:p text:style-name="P41"/>
      <text:p text:style-name="P41"><text:tab/><text:span text:style-name="T40">2.4 Apache2 и PHP5</text:span></text:p>
      <text:p text:style-name="P41"/>
      <text:p text:style-name="P41">Инсталиране:</text:p>
      <text:p text:style-name="P37">apt-get install libapache2-mod-php5 php5-mysql <text:span text:style-name="T51">subversion</text:span></text:p>
      <text:p text:style-name="P41"/>
      <text:p text:style-name="P41">В Дебиан подразбиращия се събирач на боклука за PHP е заменен със скрипт. Първо трябва да се спре този скрипт:</text:p>
      <text:p text:style-name="P34">nano /etc/cron.d/php5<text:span text:style-name="T15"> и само коментирате “</text:span>#<text:span text:style-name="T15">”</text:span></text:p>
      <text:p text:style-name="P41"/>
      <text:p text:style-name="P41"><text:soft-page-break/>Старниране на PHP default garbage collection:</text:p>
      <text:p text:style-name="P34">nano /etc/php5/apache2/php.ini</text:p>
      <text:p text:style-name="P34">session.gc_probability = 1</text:p>
      <text:p text:style-name="P41"/>
      <text:p text:style-name="P42">Задаване на времева зона по подразбиране:</text:p>
      <text:p text:style-name="P36">nano /etc/php5/apache2/php.ini</text:p>
      <text:p text:style-name="P40">date.timezone = "Europe/Sofia"</text:p>
      <text:p text:style-name="P42"/>
      <text:list xml:id="list224746728833945" text:continue-numbering="true" text:style-name="L16">
        <text:list-item>
          <text:p text:style-name="P103">ln -s /etc/imslu/apache.conf /etc/apache2/conf.d/imslu.conf</text:p>
        </text:list-item>
        <text:list-item>
          <text:p text:style-name="P103">/etc/init.d/apache2 restart</text:p>
        </text:list-item>
      </text:list>
      <text:p text:style-name="P34"/>
      <text:p text:style-name="P41">Вече имаме инсталиран уеб интерфейс, който ще разгледаме по-късно.</text:p>
      <text:p text:style-name="P41"/>
      <text:p text:style-name="P31">2.5 Системни настройки</text:p>
      <text:p text:style-name="P41"/>
      <text:p text:style-name="P41"><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41"/>
      <text:p text:style-name="P34">nano /etc/sysctl.conf</text:p>
      <text:p text:style-name="P59">kernel.pid_max = 65536</text:p>
      <text:p text:style-name="P59">kernel.randomize_va_space = 1</text:p>
      <text:p text:style-name="P59"/>
      <text:p text:style-name="P59">net.core.wmem_max = 11534336</text:p>
      <text:p text:style-name="P59">net.core.rmem_max = 11534336</text:p>
      <text:p text:style-name="P59"/>
      <text:p text:style-name="P59">net.ipv4.tcp_synack_retries = 3</text:p>
      <text:p text:style-name="P59">net.ipv4.tcp_syncookies = 1</text:p>
      <text:p text:style-name="P59">net.ipv4.tcp_max_syn_backlog = 2048</text:p>
      <text:p text:style-name="P59"/>
      <text:p text:style-name="P59">net.ipv4.tcp_wmem = 4096 87380 11534336</text:p>
      <text:p text:style-name="P59">net.ipv4.tcp_rmem = 4096 87380 11534336</text:p>
      <text:p text:style-name="P59"/>
      <text:p text:style-name="P59">#net.netfilter.nf_conntrack_expect_max = 4096</text:p>
      <text:p text:style-name="P59">#net.ipv4.netfilter.ip_conntrack_generic_timeout = 600</text:p>
      <text:p text:style-name="P59">#net.ipv4.netfilter.ip_conntrack_tcp_timeout_syn_sent = 5</text:p>
      <text:p text:style-name="P59">#net.ipv4.netfilter.ip_conntrack_tcp_timeout_syn_sent2 = 5</text:p>
      <text:p text:style-name="P59">#net.ipv4.netfilter.ip_conntrack_tcp_timeout_syn_recv = 5</text:p>
      <text:p text:style-name="P59">#net.ipv4.netfilter.ip_conntrack_tcp_timeout_established = 86400</text:p>
      <text:p text:style-name="P59">#net.ipv4.netfilter.ip_conntrack_tcp_timeout_fin_wait = 10</text:p>
      <text:p text:style-name="P59">#net.ipv4.netfilter.ip_conntrack_tcp_timeout_close_wait = 10</text:p>
      <text:p text:style-name="P59">#net.ipv4.netfilter.ip_conntrack_tcp_timeout_last_ack = 10</text:p>
      <text:p text:style-name="P59">#net.ipv4.netfilter.ip_conntrack_tcp_timeout_time_wait = 10</text:p>
      <text:p text:style-name="P59">#net.ipv4.netfilter.ip_conntrack_tcp_timeout_close = 10</text:p>
      <text:p text:style-name="P59">#net.ipv4.netfilter.ip_conntrack_tcp_timeout_max_retrans = 300</text:p>
      <text:p text:style-name="P59"><text:soft-page-break/>#net.ipv4.netfilter.ip_conntrack_tcp_loose = 1</text:p>
      <text:p text:style-name="P59">#net.ipv4.netfilter.ip_conntrack_tcp_be_liberal = 0</text:p>
      <text:p text:style-name="P59">#net.ipv4.netfilter.ip_conntrack_tcp_max_retrans = 3</text:p>
      <text:p text:style-name="P59">#net.ipv4.netfilter.ip_conntrack_udp_timeout = 10</text:p>
      <text:p text:style-name="P59">#net.ipv4.netfilter.ip_conntrack_udp_timeout_stream = 180</text:p>
      <text:p text:style-name="P59">#net.ipv4.netfilter.ip_conntrack_icmp_timeout = 10</text:p>
      <text:p text:style-name="P59">#net.ipv4.netfilter.ip_conntrack_max = 16777216</text:p>
      <text:p text:style-name="P59"/>
      <text:p text:style-name="P59">net.ipv4.conf.all.accept_redirects = 0</text:p>
      <text:p text:style-name="P59">net.ipv4.conf.all.rp_filter = 1</text:p>
      <text:p text:style-name="P59">net.ipv4.conf.all.accept_source_route = 0</text:p>
      <text:p text:style-name="P59">net.ipv4.conf.all.log_martians = 0</text:p>
      <text:p text:style-name="P59">net.ipv4.conf.all.arp_filter = 1</text:p>
      <text:p text:style-name="P59">net.ipv4.conf.all.arp_announce = 2</text:p>
      <text:p text:style-name="P59">net.ipv4.conf.all.arp_ignore = 1</text:p>
      <text:p text:style-name="P59"/>
      <text:p text:style-name="P59">net.ipv4.conf.default.accept_redirects = 0</text:p>
      <text:p text:style-name="P59">net.ipv4.conf.default.rp_filter = 1</text:p>
      <text:p text:style-name="P59">net.ipv4.conf.default.accept_source_route = 0</text:p>
      <text:p text:style-name="P59">net.ipv4.conf.default.log_martians = 0</text:p>
      <text:p text:style-name="P59">net.ipv4.conf.default.arp_filter = 1</text:p>
      <text:p text:style-name="P59">net.ipv4.conf.default.arp_announce = 2</text:p>
      <text:p text:style-name="P59">net.ipv4.conf.default.arp_ignore = 1</text:p>
      <text:p text:style-name="P59"/>
      <text:p text:style-name="P59">net.ipv4.icmp_echo_ignore_broadcasts = 1</text:p>
      <text:p text:style-name="P59">net.ipv4.icmp_ignore_bogus_error_responses = 1</text:p>
      <text:p text:style-name="P59"/>
      <text:p text:style-name="P59">net.ipv6.conf.default.accept_redirects = 0</text:p>
      <text:p text:style-name="P59">net.ipv6.conf.default.accept_source_route = 0</text:p>
      <text:p text:style-name="P59"/>
      <text:p text:style-name="P59">net.ipv4.ip_forward = 1</text:p>
      <text:p text:style-name="P34"/>
      <text:p text:style-name="P34">sysctl -p</text:p>
      <text:p text:style-name="P41"/>
      <text:p text:style-name="P34">nano /etc/rc.local</text:p>
      <text:p text:style-name="P53">#!/bin/sh -e</text:p>
      <text:p text:style-name="P53"/>
      <text:p text:style-name="P53">#modprobe ip_conntrack</text:p>
      <text:p text:style-name="P53">sysctl -p</text:p>
      <text:p text:style-name="P53"># change hashsize on the fly</text:p>
      <text:p text:style-name="P53">#echo 4194304 &gt; /sys/module/nf_conntrack/parameters/hashsize</text:p>
      <text:p text:style-name="P53"># check current hashsize</text:p>
      <text:p text:style-name="P53">#cat /sys/module/nf_conntrack/parameters/hashsize</text:p>
      <text:p text:style-name="P53"># check current tracked connections</text:p>
      <text:p text:style-name="P53">#cat /proc/sys/net/ipv4/netfilter/ip_conntrack_count</text:p>
      <text:p text:style-name="P53"/>
      <text:p text:style-name="P53"><text:soft-page-break/>#/etc/imslu/scripts/global_rules.py</text:p>
      <text:p text:style-name="P53"># OR</text:p>
      <text:p text:style-name="P53">#/etc/imslu/scripts/global_rules_vlans.py</text:p>
      <text:p text:style-name="P41"/>
      <text:p text:style-name="P41">Ако не искате Дебиан да изчиства екрана, след като е заредил, редактирайте файла “<text:span text:style-name="T14">inittab</text:span>” и добавете <text:span text:style-name="T14">“--noclear”</text:span>.</text:p>
      <text:p text:style-name="P41"/>
      <text:p text:style-name="P34">nano /etc/inittab</text:p>
      <text:p text:style-name="P59"><text:s/>1:2345:respawn:/sbin/getty --noclear 38400 tty1</text:p>
      <text:p text:style-name="P41"/>
      <text:p text:style-name="P41">Примерни настройки за мрежата, интерфейса свързан към локалната мрежа трябва да е без настройки:</text:p>
      <text:p text:style-name="P41"/>
      <text:p text:style-name="P34">nano /etc/network/interfaces</text:p>
      <text:p text:style-name="P58">auto lo</text:p>
      <text:p text:style-name="P58">iface lo inet loopback</text:p>
      <text:p text:style-name="P58"/>
      <text:p text:style-name="P58">#LAN</text:p>
      <text:p text:style-name="P58">auto eth0</text:p>
      <text:p text:style-name="P58">iface eth0 inet manual</text:p>
      <text:p text:style-name="P58"><text:tab/>pre-up /sbin/ip link set dev $IFACE up <text:s/>&gt;&gt; /dev/null 2&gt;&amp;1</text:p>
      <text:p text:style-name="P58"/>
      <text:p text:style-name="P58">#WAN</text:p>
      <text:p text:style-name="P58">auto eth1</text:p>
      <text:p text:style-name="P58">iface eth1 inet manual</text:p>
      <text:p text:style-name="P58"><text:tab/>pre-up /sbin/ip link set dev $IFACE up <text:s/>&gt;&gt; /dev/null 2&gt;&amp;1</text:p>
      <text:p text:style-name="P58">#<text:tab/>post-up /sbin/ip address add 192.168.1.254/24 dev $IFACE <text:s/>&gt;&gt; /dev/null 2&gt;&amp;1</text:p>
      <text:p text:style-name="P58"/>
      <text:p text:style-name="P58">#<text:tab/>post-up /sbin/ip route add default scope global via 192.168.1.1 <text:s/>&gt;&gt; /dev/null 2&gt;&amp;1</text:p>
      <text:p text:style-name="P58"><text:tab/></text:p>
      <text:p text:style-name="P58">#<text:tab/>post-down /sbin/ip route flush default <text:s/>&gt;&gt; /dev/null 2&gt;&amp;1</text:p>
      <text:p text:style-name="P58">#<text:tab/>post-down /sbin/ip address flush dev $IFACE <text:s/>&gt;&gt; /dev/null 2&gt;&amp;1</text:p>
      <text:p text:style-name="P58">#<text:tab/>post-down /sbin/ip route flush cache <text:s/>&gt;&gt; /dev/null 2&gt;&amp;1</text:p>
      <text:p text:style-name="P41"/>
      <text:p text:style-name="P41">По този начин се гарантира, че всяко правило ще бъде изпълнено.</text:p>
      <text:p text:style-name="P41"/>
      <text:p text:style-name="P43"><text:span text:style-name="T20"><text:tab/></text:span><text:span text:style-name="T40">2.6 </text:span><text:a xlink:type="simple" xlink:href="https://wiki.debian.org/Bind9" office:name="Bind9">Bind9</text:a></text:p>
      <text:p text:style-name="P41"/>
      <text:p text:style-name="P34">apt-get install bind9 </text:p>
      <text:p text:style-name="P41"/>
      <text:p text:style-name="P34">nano /etc/bind/named.conf.options </text:p>
      <text:p text:style-name="P52"><text:s text:c="8"/>listen-on { 127.0.0.1; 10.111.2.1; };</text:p>
      <text:p text:style-name="P52"/>
      <text:p text:style-name="P52"><text:s text:c="8"/>allow-transfer { none; };</text:p>
      <text:p text:style-name="P52"><text:s text:c="8"/>allow-query { 127.0.0.1; 192.168.11.0/24; 10.111.1.0/24; 10.111.2.0/24; };</text:p>
      <text:p text:style-name="P52"><text:s text:c="8"/>allow-recursion { 127.0.0.1; 192.168.11.0/24; 10.111.1.0/24; 10.111.2.0/24; };</text:p>
      <text:p text:style-name="P52"><text:soft-page-break/></text:p>
      <text:p text:style-name="P52"><text:s text:c="8"/>// Do not make public version of BIND</text:p>
      <text:p text:style-name="P52"><text:s text:c="8"/>version none;</text:p>
      <text:p text:style-name="P41"/>
      <text:p text:style-name="P34">nano named.conf.local</text:p>
      <text:p text:style-name="P52">include "/etc/bind/zones.rfc1918";</text:p>
      <text:p text:style-name="P41"/>
      <text:p text:style-name="P34">Bind Chroot</text:p>
      <text:p text:style-name="P41"/>
      <text:p text:style-name="P41">/etc/init.d/bind9 stop</text:p>
      <text:p text:style-name="P41"/>
      <text:p text:style-name="P34">nano /etc/default/bind9</text:p>
      <text:p text:style-name="P52">OPTIONS="-u bind -t /var/bind9/chroot"</text:p>
      <text:p text:style-name="P41"/>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41"/>
      <text:p text:style-name="P34">nano /etc/init.d/bind9</text:p>
      <text:p text:style-name="P52">PIDFILE=/var/bind9/chroot/var/run/named/named.pid</text:p>
      <text:p text:style-name="P41"/>
      <text:p text:style-name="P41">echo "\$AddUnixListenSocket /var/bind9/chroot/dev/log" &gt; /etc/rsyslog.d/bind-chroot.conf</text:p>
      <text:p text:style-name="P41"/>
      <text:p text:style-name="P41">/etc/init.d/rsyslog restart; /etc/init.d/bind9 start</text:p>
      <text:p text:style-name="P41"/>
      <text:p text:style-name="P41"/>
      <text:p text:style-name="P34"><text:tab/><text:span text:style-name="T39">2.7 Roaring Penguin PPPoE сървър</text:span></text:p>
      <text:p text:style-name="P34"/>
      <text:p text:style-name="Standard"><text:span text:style-name="T17"><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41">radius.so и radattr.so, които ще му позволят, използвайки ppp демона да стане Freeradius клиент.</text:span></text:p>
      <text:p text:style-name="P34"/>
      <text:p text:style-name="P34">apt-get install ppp</text:p>
      <text:p text:style-name="P41"/>
      <text:p text:style-name="P34">cd /tmp</text:p>
      <text:p text:style-name="P34">apt-get build-dep pppoe</text:p>
      <text:p text:style-name="P34">apt-get source pppoe</text:p>
      <text:p text:style-name="P34">cd rp-pppoe-3.8/src</text:p>
      <text:p text:style-name="P34"><text:soft-page-break/>./configure</text:p>
      <text:p text:style-name="P41"/>
      <text:p text:style-name="P41">Поддръжката в ядрото се включва с редактрането на фяйла “<text:span text:style-name="T14">config.h</text:span>”.</text:p>
      <text:p text:style-name="P34">nano config.h</text:p>
      <text:p text:style-name="P41">Преди редактиране:</text:p>
      <text:p text:style-name="P34">/* #undef HAVE_LINUX_KERNEL_PPPOE */</text:p>
      <text:p text:style-name="P34"/>
      <text:p text:style-name="P41">След редактиране:</text:p>
      <text:p text:style-name="P34">#define HAVE_LINUX_KERNEL_PPPOE 1</text:p>
      <text:p text:style-name="P34"/>
      <text:p text:style-name="P34">cd ..</text:p>
      <text:p text:style-name="P34">./debian/rules PLUGIN_PATH=/usr/lib/pppd/2.4.5/rp-pppoe.so</text:p>
      <text:p text:style-name="P34">./debian/rules binary</text:p>
      <text:p text:style-name="P34">cd ..</text:p>
      <text:p text:style-name="P34">dpkg -i pppoe_3.8-3_amd64.deb</text:p>
      <text:p text:style-name="P41"/>
      <text:p text:style-name="P41">Задържаме версията на програмата:</text:p>
      <text:p text:style-name="P34">echo pppoe hold | dpkg –set-selections</text:p>
      <text:p text:style-name="P41"/>
      <text:p text:style-name="P41">Ако искате да обновите, след като сте изпълнили горните стъпки отново:</text:p>
      <text:p text:style-name="P34">echo pppoe install | dpkg –set-selections</text:p>
      <text:p text:style-name="P41"/>
      <text:p text:style-name="P41">Създаваме конфигурационни файлове със следното съдържание:</text:p>
      <text:p text:style-name="P34">cat /dev/null &gt; /etc/ppp/options </text:p>
      <text:p text:style-name="P34">nano /etc/ppp/options </text:p>
      <text:p text:style-name="P53">lock</text:p>
      <text:p text:style-name="P41"/>
      <text:p text:style-name="P34">cat /dev/null &gt; /etc/ppp/pppoe-server-options</text:p>
      <text:p text:style-name="P34">nano /etc/ppp/pppoe-server-options</text:p>
      <text:p text:style-name="P54">auth</text:p>
      <text:p text:style-name="P54">refuse-pap</text:p>
      <text:p text:style-name="P54">refuse-mschap</text:p>
      <text:p text:style-name="P54">refuse-mschap-v2</text:p>
      <text:p text:style-name="P54">refuse-eap</text:p>
      <text:p text:style-name="P54">require-chap</text:p>
      <text:p text:style-name="P54"/>
      <text:p text:style-name="P54">mtu 1492</text:p>
      <text:p text:style-name="P54">mru 1492</text:p>
      <text:p text:style-name="P54"/>
      <text:p text:style-name="P54">default-asyncmap</text:p>
      <text:p text:style-name="P54">lcp-echo-adaptive</text:p>
      <text:p text:style-name="P54">lcp-echo-interval 60</text:p>
      <text:p text:style-name="P54">lcp-echo-failure 1</text:p>
      <text:p text:style-name="P54"/>
      <text:p text:style-name="P54">ms-dns 10.111.1.1</text:p>
      <text:p text:style-name="P54"><text:soft-page-break/>name my_isp</text:p>
      <text:p text:style-name="P54"/>
      <text:p text:style-name="P54">plugin radius.so</text:p>
      <text:p text:style-name="P54">plugin radattr.so</text:p>
      <text:p text:style-name="P54"/>
      <text:p text:style-name="P54">noaccomp</text:p>
      <text:p text:style-name="P54">nobsdcomp</text:p>
      <text:p text:style-name="P54">nodefaultroute</text:p>
      <text:p text:style-name="P54">nodeflate</text:p>
      <text:p text:style-name="P54">noendpoint</text:p>
      <text:p text:style-name="P54">noipdefault</text:p>
      <text:p text:style-name="P54">noipx</text:p>
      <text:p text:style-name="P54">noktune</text:p>
      <text:p text:style-name="P54">noproxyarp</text:p>
      <text:p text:style-name="P54">novj</text:p>
      <text:p text:style-name="P54">novjccomp</text:p>
      <text:p text:style-name="P54">receive-all</text:p>
      <text:p text:style-name="P54"/>
      <text:p text:style-name="P54">logfile /var/log/pppoe-server.log</text:p>
      <text:p text:style-name="P54">#debug</text:p>
      <text:p text:style-name="P54">#kdebug 1</text:p>
      <text:p text:style-name="P41"/>
      <text:p text:style-name="P41">Създаваме скрипт, чрез който ще се стартира и рестартира сървъра.</text:p>
      <text:p text:style-name="P41"/>
      <text:p text:style-name="P34">nano /etc/init.d/pppoe-server</text:p>
      <text:p text:style-name="P52">#!/bin/sh</text:p>
      <text:p text:style-name="P52"/>
      <text:p text:style-name="P52">### BEGIN INIT INFO</text:p>
      <text:p text:style-name="P52"># Provides: <text:s text:c="9"/>pppoe-server</text:p>
      <text:p text:style-name="P52"># Required-Start: <text:s text:c="3"/>$network $syslog</text:p>
      <text:p text:style-name="P52"># Required-Stop: <text:s text:c="4"/>$network $syslog</text:p>
      <text:p text:style-name="P52"># Default-Start: <text:s text:c="4"/>2 3 4 5</text:p>
      <text:p text:style-name="P52"># Default-Stop: <text:s text:c="5"/>0 1 6</text:p>
      <text:p text:style-name="P52"># Short-Description: Roaring Peguin PPPoE server</text:p>
      <text:p text:style-name="P52"># Description: <text:s text:c="6"/>Roaring Peguin PPPoE server</text:p>
      <text:p text:style-name="P52">### END INIT INFO</text:p>
      <text:p text:style-name="P52"/>
      <text:p text:style-name="P52">PATH=/sbin:/usr/sbin:/bin:/usr/bin</text:p>
      <text:p text:style-name="P52"/>
      <text:p text:style-name="P52">. /lib/lsb/init-functions</text:p>
      <text:p text:style-name="P52"/>
      <text:p text:style-name="P52">NAME="pppoe-server"</text:p>
      <text:p text:style-name="P52">PROGRAM="/usr/sbin/pppoe-server"</text:p>
      <text:p text:style-name="P52">CONFIG="/etc/default/pppoe-server"</text:p>
      <text:p text:style-name="P52">DESCR="Roaring Peguin PPPoE Server"</text:p>
      <text:p text:style-name="P52"/>
      <text:p text:style-name="P52"><text:soft-page-break/>if [ -r /etc/default/$NAME ]; then</text:p>
      <text:p text:style-name="P52"><text:s text:c="2"/>. /etc/default/$NAME</text:p>
      <text:p text:style-name="P52">fi</text:p>
      <text:p text:style-name="P52"/>
      <text:p text:style-name="P52">case "$1" in</text:p>
      <text:p text:style-name="P52"><text:tab/>start)</text:p>
      <text:p text:style-name="P52"><text:tab/><text:tab/>log_daemon_msg "Starting $DESCR"</text:p>
      <text:p text:style-name="P52"><text:tab/><text:tab/>STATUS=`ps ax | awk '$5 == "/usr/sbin/pppoe-server" { print $1 }'`</text:p>
      <text:p text:style-name="P52"><text:tab/><text:tab/>if [ -z "${STATUS}" ]; then</text:p>
      <text:p text:style-name="P52"><text:tab/><text:tab/><text:tab/>$PROGRAM $OPTIONS</text:p>
      <text:p text:style-name="P52"><text:tab/><text:tab/><text:tab/>res=0</text:p>
      <text:p text:style-name="P52"><text:tab/><text:tab/>else</text:p>
      <text:p text:style-name="P52"><text:tab/><text:tab/><text:tab/>res=1</text:p>
      <text:p text:style-name="P52"><text:tab/><text:tab/>fi</text:p>
      <text:p text:style-name="P52"><text:s text:c="8"/>case "$res" in</text:p>
      <text:p text:style-name="P52"><text:s text:c="16"/>0) log_end_msg 0 ;;</text:p>
      <text:p text:style-name="P52"><text:s text:c="16"/>1) log_progress_msg "already started"</text:p>
      <text:p text:style-name="P52"><text:s text:c="19"/>log_end_msg 0 ;;</text:p>
      <text:p text:style-name="P52"><text:s text:c="16"/>*) log_end_msg 1 ;;</text:p>
      <text:p text:style-name="P52"><text:s text:c="8"/>esac</text:p>
      <text:p text:style-name="P52"/>
      <text:p text:style-name="P52"><text:tab/>;;</text:p>
      <text:p text:style-name="P52"><text:tab/>stop)</text:p>
      <text:p text:style-name="P52"><text:tab/><text:tab/>log_daemon_msg "Stopping $DESCR"</text:p>
      <text:p text:style-name="P52"><text:tab/><text:tab/>SRV_STATUS=`ps ax | awk '$5 == "/usr/sbin/pppoe-server" { print $1 }'`</text:p>
      <text:p text:style-name="P52"><text:tab/><text:tab/>if [ -n "${SRV_STATUS}" ]; then</text:p>
      <text:p text:style-name="P52"/>
      <text:p text:style-name="P52"><text:tab/><text:tab/><text:tab/>CLT_STATUS=`ps ax | awk '$5 == "pppd" { print $1 }'`</text:p>
      <text:p text:style-name="P52"><text:tab/><text:tab/><text:tab/># kill all pppoe sessions</text:p>
      <text:p text:style-name="P52"><text:tab/><text:tab/><text:tab/>if [ -n "${CLT_STATUS}" ]; then</text:p>
      <text:p text:style-name="P52"><text:tab/><text:tab/><text:tab/><text:tab/>for PID in $CLT_STATUS; do</text:p>
      <text:p text:style-name="P52"><text:tab/><text:tab/><text:tab/><text:tab/><text:tab/>kill -HUP $PID</text:p>
      <text:p text:style-name="P52"><text:tab/><text:tab/><text:tab/><text:tab/>done</text:p>
      <text:p text:style-name="P52"><text:tab/><text:tab/><text:tab/>fi</text:p>
      <text:p text:style-name="P52"><text:tab/><text:tab/><text:tab/># stop pppoe-server</text:p>
      <text:p text:style-name="P52"><text:tab/><text:tab/><text:tab/>for PID in $SRV_STATUS; do</text:p>
      <text:p text:style-name="P52"><text:tab/><text:tab/><text:tab/><text:tab/>kill -KILL $PID</text:p>
      <text:p text:style-name="P52"><text:tab/><text:tab/><text:tab/>done</text:p>
      <text:p text:style-name="P52"><text:tab/><text:tab/><text:tab/>res=0</text:p>
      <text:p text:style-name="P52"><text:tab/><text:tab/>else</text:p>
      <text:p text:style-name="P52"><text:tab/><text:tab/><text:tab/>res=1</text:p>
      <text:p text:style-name="P52"><text:tab/><text:tab/>fi</text:p>
      <text:p text:style-name="P52"><text:s text:c="8"/>case "$res" in</text:p>
      <text:p text:style-name="P52"><text:s text:c="16"/>0) log_end_msg 0 ;;</text:p>
      <text:p text:style-name="P52"><text:s text:c="16"/>1) log_progress_msg "already stopped"</text:p>
      <text:p text:style-name="P52"><text:s text:c="19"/>log_end_msg 0 ;;</text:p>
      <text:p text:style-name="P52"><text:soft-page-break/><text:s text:c="16"/>*) log_end_msg 1 ;;</text:p>
      <text:p text:style-name="P52"><text:s text:c="8"/>esac</text:p>
      <text:p text:style-name="P52"/>
      <text:p text:style-name="P52"><text:tab/>;;</text:p>
      <text:p text:style-name="P52"><text:tab/>restart)</text:p>
      <text:p text:style-name="P52"><text:tab/><text:tab/>$0 stop</text:p>
      <text:p text:style-name="P52"><text:tab/><text:tab/>sleep 1</text:p>
      <text:p text:style-name="P52"><text:tab/><text:tab/>$0 start</text:p>
      <text:p text:style-name="P52"><text:tab/>;;</text:p>
      <text:p text:style-name="P52"><text:s text:c="8"/>status)</text:p>
      <text:p text:style-name="P52"><text:s text:c="16"/>status_of_proc "$PROGRAM" "$NAME" &amp;&amp; exit 0 || exit $?</text:p>
      <text:p text:style-name="P52"><text:tab/>;;</text:p>
      <text:p text:style-name="P52"><text:tab/>*)</text:p>
      <text:p text:style-name="P52"><text:tab/><text:tab/>log_success_msg "Usage: /etc/init.d/pppoe-server {start|stop|restart|status}"</text:p>
      <text:p text:style-name="P52"><text:tab/><text:tab/>exit 1</text:p>
      <text:p text:style-name="P52"><text:tab/>;;</text:p>
      <text:p text:style-name="P52">esac</text:p>
      <text:p text:style-name="P52">exit 0</text:p>
      <text:p text:style-name="P41"/>
      <text:p text:style-name="P41">Направете скрипта изпълним:</text:p>
      <text:p text:style-name="P34">chmod +x /etc/init.d/pppoe-server</text:p>
      <text:p text:style-name="P41"/>
      <text:p text:style-name="P41">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41"/>
      <text:p text:style-name="P63"><text:span text:style-name="T21"><text:s text:c="2"/>Бележка:</text:span><text:span text:style-name="T19"> </text:span></text:p>
      <text:p text:style-name="P63"><text:span text:style-name="T19"><text:tab/>По подразбиране системата позлолява само една активна PPPoE сесия (вижте </text:span>“Simultaneous-Use<text:span text:style-name="T19">”).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компютъра се опитва, да стартира нова сесия, при положение че старата все още е активна.</text:span></text:p>
      <text:p text:style-name="P63"><text:span text:style-name="T19"><text:tab/>Когато се налага спиране или рестартиране на линукс сървъра, най-добрия начин е да се спре предварително PPPoE сървъра “</text:span><text:span text:style-name="T21">/etc/init.d/pppoe-server stop</text:span><text:span text:style-name="T19">”. В този случай Freeradius сървъра прекратява активните сесии по стандартния начин. Хостовете също знаят, че сесиите им са спрени и се опитват, да се свържат отново.</text:span></text:p>
      <text:p text:style-name="P41"/>
      <text:p text:style-name="P41">Този конфигурационен файл се използва от PPPoE сървъра. Ако смятате да използвате “<text:span text:style-name="T33">Виртуалните локални мрежи</text:span>” разкоментирайте второто и коментирайте първото поле. “<text:span text:style-name="T33">Виртуалните локални мрежи</text:span>” трябва да бъдат създадени преди да бъде стартиран <text:s/>PPPoE сървъра. Ако използвате скрипта “<text:span text:style-name="T33">global_rules_vlans.py</text:span>”, той ще създаде “<text:span text:style-name="T33">Виртуалните локални мрежи</text:span>”, а вие единствено трябва да ги опишите правилно в този конфигурационен файл (и в “<text:span text:style-name="T33">config.py</text:span>”).</text:p>
      <text:p text:style-name="P41"><text:soft-page-break/></text:p>
      <text:p text:style-name="P34">nano /etc/default/pppoe-server</text:p>
      <text:p text:style-name="P58"># Options, that provided to pppoe-server</text:p>
      <text:p text:style-name="P58">OPTIONS="-I eth0 -L 10.111.1.1/32 -k"</text:p>
      <text:p text:style-name="P58"/>
      <text:p text:style-name="P58"># If you plan to use VLANs uncomment next lines, VLANs must be created before start pppoe-server</text:p>
      <text:p text:style-name="P58">#OPTIONS="-I vlan10 -I vlan11 -I vlan12 -I vlan13 -I vlan14 -I vlan15 </text:p>
      <text:p text:style-name="P58">#<text:tab/><text:tab/> -I vlan16 -I vlan17 -I vlan18 -I vlan19 -I vlan20 -I vlan21 </text:p>
      <text:p text:style-name="P58">#<text:tab/><text:tab/> -I vlan22 -I vlan23 -I vlan24 -I vlan25 -I vlan26 -I vlan27 </text:p>
      <text:p text:style-name="P58">#<text:tab/><text:tab/> -I vlan28 -I vlan29 -I vlan30 -I vlan31 -I vlan32 -I vlan33 </text:p>
      <text:p text:style-name="P58">#<text:tab/><text:tab/> -L 10.111.1.1/32 -k"</text:p>
      <text:p text:style-name="P58"/>
      <text:p text:style-name="P58"># <text:s text:c="2"/>-I if_name <text:s text:c="4"/>-- Specify interface (default eth0.)</text:p>
      <text:p text:style-name="P58"># <text:s text:c="2"/>-T timeout <text:s text:c="4"/>-- Specify inactivity timeout in seconds.</text:p>
      <text:p text:style-name="P58"># <text:s text:c="2"/>-C name <text:s text:c="7"/>-- Set access concentrator name.</text:p>
      <text:p text:style-name="P58"># <text:s text:c="2"/>-m MSS <text:s text:c="8"/>-- Clamp incoming and outgoing MSS options.</text:p>
      <text:p text:style-name="P58"># <text:s text:c="2"/>-L ip <text:s text:c="9"/>-- Set local IP address.</text:p>
      <text:p text:style-name="P58"># <text:s text:c="2"/>-l <text:s text:c="12"/>-- Increment local IP address for each session.</text:p>
      <text:p text:style-name="P58"># <text:s text:c="2"/>-R ip <text:s text:c="9"/>-- Set start address of remote IP pool.</text:p>
      <text:p text:style-name="P58"># <text:s text:c="2"/>-S name <text:s text:c="7"/>-- Advertise specified service-name.</text:p>
      <text:p text:style-name="P58"># <text:s text:c="2"/>-O fname <text:s text:c="6"/>-- Use PPPD options from specified file</text:p>
      <text:p text:style-name="P58"># <text:s text:c="20"/>(default /etc/ppp/pppoe-server-options).</text:p>
      <text:p text:style-name="P58"># <text:s text:c="2"/>-p fname <text:s text:c="6"/>-- Optain IP address pool from specified file.</text:p>
      <text:p text:style-name="P58"># <text:s text:c="2"/>-N num <text:s text:c="8"/>-- Allow 'num' concurrent sessions.</text:p>
      <text:p text:style-name="P58"># <text:s text:c="2"/>-o offset <text:s text:c="5"/>-- Assign session numbers starting at offset+1.</text:p>
      <text:p text:style-name="P58"># <text:s text:c="2"/>-f disc:sess <text:s text:c="2"/>-- Set Ethernet frame types (hex).</text:p>
      <text:p text:style-name="P58"># <text:s text:c="2"/>-s <text:s text:c="12"/>-- Use synchronous PPP mode.</text:p>
      <text:p text:style-name="P58"># <text:s text:c="2"/>-X pidfile <text:s text:c="4"/>-- Write PID and lock pidfile.</text:p>
      <text:p text:style-name="P58"># <text:s text:c="2"/>-q /path/pppd <text:s/>-- Specify full path to pppd.</text:p>
      <text:p text:style-name="P58"># <text:s text:c="2"/>-Q /path/pppoe -- Specify full path to pppoe.</text:p>
      <text:p text:style-name="P58"># <text:s text:c="2"/>-k <text:s text:c="12"/>-- Use kernel-mode PPPoE.</text:p>
      <text:p text:style-name="P58"># <text:s text:c="2"/>-u <text:s text:c="12"/>-- Pass 'unit' option to pppd.</text:p>
      <text:p text:style-name="P58"># <text:s text:c="2"/>-r <text:s text:c="12"/>-- Randomize session numbers.</text:p>
      <text:p text:style-name="P58"># <text:s text:c="2"/>-d <text:s text:c="12"/>-- Debug session creation.</text:p>
      <text:p text:style-name="P58"># <text:s text:c="2"/>-x n <text:s text:c="10"/>-- Limit to 'n' sessions/MAC address.</text:p>
      <text:p text:style-name="P58"># <text:s text:c="2"/>-P <text:s text:c="12"/>-- Check pool file for correctness and exit.</text:p>
      <text:p text:style-name="P58"># <text:s text:c="2"/>-i <text:s text:c="12"/>-- Ignore PADI if no free sessions.</text:p>
      <text:p text:style-name="P58"># <text:s text:c="2"/>-h <text:s text:c="12"/>-- Print usage information.</text:p>
      <text:p text:style-name="P41"/>
      <text:p text:style-name="P41">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pan text:style-name="T14">/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27">“</text:span></text:span><text:span text:style-name="Emphasis"><text:span text:style-name="T24">PPPD-Downstream-Speed-Limit</text:span></text:span><text:span text:style-name="Emphasis"><text:span text:style-name="T27">” и “</text:span></text:span><text:span text:style-name="Emphasis"><text:span text:style-name="T24">PPPD-Upstream-Speed-Limit</text:span></text:span><text:span text:style-name="Emphasis"><text:span text:style-name="T27">” за всяка група в </text:span></text:span><text:span text:style-name="Emphasis"><text:span text:style-name="T28">Freeradius. Иначе щ</text:span></text:span><text:span text:style-name="Emphasis"><text:span text:style-name="T27">е имате потребител, който има достъп до интернет без ограничения.</text:span></text:span></text:p>
      <text:p text:style-name="Standard"><text:soft-page-break/><text:span text:style-name="Emphasis"><text:span text:style-name="T27"/></text:span></text:p>
      <text:p text:style-name="P14">nano /etc/ppp/ip-up.d/0001shaper</text:p>
      <text:p text:style-name="P58">#!/bin/bash</text:p>
      <text:p text:style-name="P58"/>
      <text:p text:style-name="P58">/etc/imslu/scripts/ppp_on.py $1 $5</text:p>
      <text:p text:style-name="P58"/>
      <text:p text:style-name="P58">exit 0</text:p>
      <text:p text:style-name="P14"/>
      <text:p text:style-name="P14">chmod +x /etc/ppp/ip-up.d/0001shaper</text:p>
      <text:p text:style-name="Standard"/>
      <text:p text:style-name="Standard">“<text:span text:style-name="T14">/etc/ppp/ip-down .d/0001shaper</text:span>” - стартира скрипта “/etc/imslu/scripts/ppp_off.py”, който изчиства <text:span text:style-name="Emphasis"><text:span text:style-name="T27">tc </text:span></text:span>правилата от “<text:span text:style-name="T33">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58">#!/bin/bash</text:p>
      <text:p text:style-name="P58"/>
      <text:p text:style-name="P58">/etc/imslu/scripts/ppp_off.py $1 $5</text:p>
      <text:p text:style-name="P58"/>
      <text:p text:style-name="P58">exit 0</text:p>
      <text:p text:style-name="Standard"/>
      <text:p text:style-name="P14">chmod +x /etc/ppp/ip-down.d/0001shaper</text:p>
      <text:p text:style-name="Standard"/>
      <text:p text:style-name="P41"><text:tab/><text:span text:style-name="T40">2.8 Freeradius сървър</text:span></text:p>
      <text:p text:style-name="P41"/>
      <text:p text:style-name="P34">apt-get install freeradius freeradius-mysql</text:p>
      <text:p text:style-name="P41"/>
      <text:p text:style-name="P41"><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41"/>
      <text:p text:style-name="P50"><text:span text:style-name="T14">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41"/>
      <text:p text:style-name="P14">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nano /etc/freeradius/radiusd.conf</text:p>
      <text:p text:style-name="P58">prefix = /usr</text:p>
      <text:p text:style-name="P58">exec_prefix = /usr</text:p>
      <text:p text:style-name="P58">sysconfdir = /etc</text:p>
      <text:p text:style-name="P58"><text:soft-page-break/>localstatedir = /var</text:p>
      <text:p text:style-name="P58">sbindir = ${exec_prefix}/sbin</text:p>
      <text:p text:style-name="P58">logdir = /var/log/freeradius</text:p>
      <text:p text:style-name="P58">raddbdir = /etc/freeradius</text:p>
      <text:p text:style-name="P58">radacctdir = ${logdir}/radacct</text:p>
      <text:p text:style-name="P58"/>
      <text:p text:style-name="P58">name = freeradius</text:p>
      <text:p text:style-name="P58"/>
      <text:p text:style-name="P58">confdir = ${raddbdir}</text:p>
      <text:p text:style-name="P58">run_dir = ${localstatedir}/run/${name}</text:p>
      <text:p text:style-name="P58"/>
      <text:p text:style-name="P58">db_dir = ${raddbdir}</text:p>
      <text:p text:style-name="P58"/>
      <text:p text:style-name="P58">libdir = /usr/lib/freeradius</text:p>
      <text:p text:style-name="P58">pidfile = ${run_dir}/${name}.pid</text:p>
      <text:p text:style-name="P58"/>
      <text:p text:style-name="P58">user = freerad</text:p>
      <text:p text:style-name="P58">group = freerad</text:p>
      <text:p text:style-name="P58"/>
      <text:p text:style-name="P58">max_request_time = 30</text:p>
      <text:p text:style-name="P58">cleanup_delay = 5</text:p>
      <text:p text:style-name="P58"># requests 256 = 1 client</text:p>
      <text:p text:style-name="P58"># requests 5120 = 20 clients</text:p>
      <text:p text:style-name="P58">max_requests = 5120</text:p>
      <text:p text:style-name="P58"/>
      <text:p text:style-name="P58">listen {</text:p>
      <text:p text:style-name="P58"><text:tab/>type = auth</text:p>
      <text:p text:style-name="P58"><text:tab/>ipaddr = 127.0.0.1</text:p>
      <text:p text:style-name="P58">#<text:tab/>ipv6addr = ::<text:tab/># any. <text:s/>::1 == localhost</text:p>
      <text:p text:style-name="P58"><text:tab/>port = 1812</text:p>
      <text:p text:style-name="P58">#<text:tab/>interface = eth0<text:tab/></text:p>
      <text:p text:style-name="P58">}</text:p>
      <text:p text:style-name="P58"/>
      <text:p text:style-name="P58">listen {</text:p>
      <text:p text:style-name="P58"><text:tab/>type = acct</text:p>
      <text:p text:style-name="P58"><text:tab/>ipaddr = 127.0.0.1</text:p>
      <text:p text:style-name="P58">#<text:tab/>ipv6addr = ::<text:tab/># any. <text:s/>::1 == localhost</text:p>
      <text:p text:style-name="P58"><text:tab/>port = 1813</text:p>
      <text:p text:style-name="P58">#<text:tab/>interface = eth0<text:tab/></text:p>
      <text:p text:style-name="P58">}</text:p>
      <text:p text:style-name="P58"/>
      <text:p text:style-name="P58">hostname_lookups = no</text:p>
      <text:p text:style-name="P58">allow_core_dumps = no</text:p>
      <text:p text:style-name="P58"/>
      <text:p text:style-name="P58">regular_expressions<text:tab/>= yes</text:p>
      <text:p text:style-name="P58">extended_expressions = yes</text:p>
      <text:p text:style-name="P58"><text:soft-page-break/></text:p>
      <text:p text:style-name="P58">log {</text:p>
      <text:p text:style-name="P58"><text:tab/>destination = files</text:p>
      <text:p text:style-name="P58"><text:tab/>file = ${logdir}/radius.log</text:p>
      <text:p text:style-name="P58"><text:tab/>syslog_facility = daemon</text:p>
      <text:p text:style-name="P58"><text:tab/>stripped_names = yes</text:p>
      <text:p text:style-name="P58"><text:tab/>auth = yes</text:p>
      <text:p text:style-name="P58"><text:tab/>auth_badpass = yes</text:p>
      <text:p text:style-name="P58"><text:tab/>auth_goodpass = no</text:p>
      <text:p text:style-name="P58">}</text:p>
      <text:p text:style-name="P58"/>
      <text:p text:style-name="P58">checkrad = ${sbindir}/checkrad</text:p>
      <text:p text:style-name="P58"/>
      <text:p text:style-name="P58">security {</text:p>
      <text:p text:style-name="P58"><text:tab/>max_attributes = 200</text:p>
      <text:p text:style-name="P58"><text:tab/>reject_delay = 1</text:p>
      <text:p text:style-name="P58"><text:tab/>status_server = no</text:p>
      <text:p text:style-name="P58">}</text:p>
      <text:p text:style-name="P58"/>
      <text:p text:style-name="P58">proxy_requests <text:s/>= no</text:p>
      <text:p text:style-name="P58"/>
      <text:p text:style-name="P58">thread pool {</text:p>
      <text:p text:style-name="P58"><text:tab/>start_servers = 5</text:p>
      <text:p text:style-name="P58"><text:tab/>max_servers = 32</text:p>
      <text:p text:style-name="P58"><text:tab/>min_spare_servers = 3</text:p>
      <text:p text:style-name="P58"><text:tab/>max_spare_servers = 10</text:p>
      <text:p text:style-name="P58"><text:tab/>max_requests_per_server = 0</text:p>
      <text:p text:style-name="P58">}</text:p>
      <text:p text:style-name="P58"/>
      <text:p text:style-name="P58">modules {</text:p>
      <text:p text:style-name="P58"># <text:s text:c="3"/>$INCLUDE ${confdir}/modules/</text:p>
      <text:p text:style-name="P58"><text:s text:c="4"/>$INCLUDE ${confdir}/modules/chap</text:p>
      <text:p text:style-name="P58"><text:s text:c="4"/>$INCLUDE ${confdir}/modules/checkval</text:p>
      <text:p text:style-name="P58"><text:s text:c="4"/>$INCLUDE ${confdir}/modules/expiration</text:p>
      <text:p text:style-name="P58"><text:s text:c="4"/>$INCLUDE ${confdir}/modules/always</text:p>
      <text:p text:style-name="P58"><text:s text:c="4"/>$INCLUDE ${confdir}/modules/acct_unique</text:p>
      <text:p text:style-name="P58"><text:s text:c="4"/>$INCLUDE ${confdir}/sql.conf</text:p>
      <text:p text:style-name="P58"><text:s text:c="4"/>$INCLUDE ${confdir}/sql/mysql/counter.conf</text:p>
      <text:p text:style-name="P58"><text:s text:c="4"/>$INCLUDE ${confdir}/sqlippool.conf</text:p>
      <text:p text:style-name="P58">}</text:p>
      <text:p text:style-name="P58"/>
      <text:p text:style-name="P58">instantiate {</text:p>
      <text:p text:style-name="P58"/>
      <text:p text:style-name="P58">}</text:p>
      <text:p text:style-name="P58"/>
      <text:p text:style-name="P58">$INCLUDE ${confdir}/policy.conf</text:p>
      <text:p text:style-name="P58"><text:soft-page-break/>$INCLUDE ${confdir}/sites-enabled/</text:p>
      <text:p text:style-name="Standard"/>
      <text:p text:style-name="P14">cat /dev/null &gt; /etc/freeradius/sql.conf</text:p>
      <text:p text:style-name="P14">nano /etc/freeradius/sql.conf</text:p>
      <text:p text:style-name="P58">sql {</text:p>
      <text:p text:style-name="P58"><text:tab/>database = "mysql"</text:p>
      <text:p text:style-name="P58"><text:tab/>driver = "rlm_sql_${database}"</text:p>
      <text:p text:style-name="P58"><text:tab/>server = "localhost"</text:p>
      <text:p text:style-name="P58"><text:tab/>#port = 3306</text:p>
      <text:p text:style-name="P58"><text:tab/><text:span text:style-name="T14">login = </text:span>"imslu" # Change with your settings!</text:p>
      <text:p text:style-name="P58"><text:tab/><text:span text:style-name="T14">password = </text:span>"imslu_password" # Change with your settings!</text:p>
      <text:p text:style-name="P58"><text:tab/><text:span text:style-name="T14">radius_db = </text:span>"imslu" # Change with your settings!</text:p>
      <text:p text:style-name="P58"><text:tab/>acct_table1 = "radacct"</text:p>
      <text:p text:style-name="P58"><text:tab/>acct_table2 = "radacct"</text:p>
      <text:p text:style-name="P58"><text:tab/></text:p>
      <text:p text:style-name="P58"><text:tab/>postauth_table = "radpostauth"</text:p>
      <text:p text:style-name="P58"><text:tab/>authcheck_table = "radcheck"</text:p>
      <text:p text:style-name="P58"><text:tab/>authreply_table = "radreply"</text:p>
      <text:p text:style-name="P58"><text:tab/>groupcheck_table = "radgroupcheck"</text:p>
      <text:p text:style-name="P58"><text:tab/>groupreply_table = "radgroupreply"</text:p>
      <text:p text:style-name="P58"><text:tab/>usergroup_table = "radusergroup"</text:p>
      <text:p text:style-name="P58"><text:tab/></text:p>
      <text:p text:style-name="P58"><text:tab/>deletestalesessions = yes</text:p>
      <text:p text:style-name="P58"><text:tab/></text:p>
      <text:p text:style-name="P58"><text:tab/>sqltrace = no</text:p>
      <text:p text:style-name="P58"><text:tab/>sqltracefile = ${logdir}/sqltrace.sql</text:p>
      <text:p text:style-name="P58"><text:tab/></text:p>
      <text:p text:style-name="P58"><text:tab/>num_sql_socks = 5</text:p>
      <text:p text:style-name="P58"><text:tab/>connect_failure_retry_delay = 60</text:p>
      <text:p text:style-name="P58"><text:tab/>lifetime = 0</text:p>
      <text:p text:style-name="P58"><text:tab/>max_queries = 0</text:p>
      <text:p text:style-name="P58"><text:tab/></text:p>
      <text:p text:style-name="P58"><text:tab/>readclients = yes</text:p>
      <text:p text:style-name="P58"><text:tab/>nas_table = "nas"</text:p>
      <text:p text:style-name="P58"><text:tab/></text:p>
      <text:p text:style-name="P58"><text:tab/>$INCLUDE sql/${database}/dialup.conf</text:p>
      <text:p text:style-name="P58">}</text:p>
      <text:p text:style-name="Standard"/>
      <text:list xml:id="list4561174987192837869" text:style-name="L17">
        <text:list-item>
          <text:p text:style-name="P106"><text:span text:style-name="T14">login = </text:span>"imslu" – Потребителско име за достъп до база данни.</text:p>
        </text:list-item>
        <text:list-item>
          <text:p text:style-name="P106"><text:span text:style-name="T14">password = </text:span>"imslu_password" <text:s/>– Парола за достъп до база данни.</text:p>
        </text:list-item>
        <text:list-item>
          <text:p text:style-name="P106"><text:span text:style-name="T14">radius_db = </text:span>"imslu" Име на база данни.</text:p>
        </text:list-item>
      </text:list>
      <text:p text:style-name="Standard"/>
      <text:p text:style-name="P14">cat /dev/null &gt; /etc/freeradius/sqlippool.conf </text:p>
      <text:p text:style-name="P14">nano /etc/freeradius/sqlippool.conf </text:p>
      <text:p text:style-name="P58">sqlippool {</text:p>
      <text:p text:style-name="P58"><text:tab/>sql-instance-name = "sql"</text:p>
      <text:p text:style-name="P58"><text:soft-page-break/><text:tab/>ippool_table = "radippool"</text:p>
      <text:p text:style-name="P58"><text:tab/>lease-duration = 190 <text:s text:c="4"/># in seconds - 60 sec = 1 min</text:p>
      <text:p text:style-name="P58"><text:tab/>pool-key = "%{NAS-Port}"</text:p>
      <text:p text:style-name="P58"><text:tab/>#pool-key = "%{Calling-Station-Id}"</text:p>
      <text:p text:style-name="P58"/>
      <text:p text:style-name="P58">$INCLUDE sql/mysql/ippool.conf</text:p>
      <text:p text:style-name="P58"/>
      <text:p text:style-name="P58">## Logging configuration. (Comment out to disable logging)</text:p>
      <text:p text:style-name="P58"># sqlippool_log_exists = "Existing IP: %{reply:Framed-IP-Address} \</text:p>
      <text:p text:style-name="P58"># <text:s/>(did %{Called-Station-Id} cli %{Calling-Station-Id} port %{NAS-Port} user %{User-Name})"</text:p>
      <text:p text:style-name="P58"/>
      <text:p text:style-name="P58"># sqlippool_log_success = "Allocated IP: %{reply:Framed-IP-Address} from %{control:Pool-Name} \</text:p>
      <text:p text:style-name="P58"># <text:s/>(did %{Called-Station-Id} cli %{Calling-Station-Id} port %{NAS-Port} user %{User-Name})"</text:p>
      <text:p text:style-name="P58"/>
      <text:p text:style-name="P58"># sqlippool_log_clear = "Released IP %{Framed-IP-Address}\</text:p>
      <text:p text:style-name="P58"># (did %{Called-Station-Id} cli %{Calling-Station-Id} user %{User-Name})"</text:p>
      <text:p text:style-name="P58"/>
      <text:p text:style-name="P58"># sqlippool_log_failed = "IP Allocation FAILED from %{control:Pool-Name} \</text:p>
      <text:p text:style-name="P58"># <text:s/>(did %{Called-Station-Id} cli %{Calling-Station-Id} port %{NAS-Port} user %{User-Name})"</text:p>
      <text:p text:style-name="P58"/>
      <text:p text:style-name="P58"># sqlippool_log_nopool = "No Pool-Name defined \</text:p>
      <text:p text:style-name="P58"># <text:s/>(did %{Called-Station-Id} cli %{Calling-Station-Id} port %{NAS-Port} user %{User-Name})"</text:p>
      <text:p text:style-name="P58"/>
      <text:p text:style-name="P58"><text:s/>defaultpool = "main_pool"</text:p>
      <text:p text:style-name="P58">}</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58"/>
      <text:p text:style-name="P58"><text:s text:c="4"/># unlang scripts</text:p>
      <text:p text:style-name="P58"><text:s text:c="4"/>check_payment {</text:p>
      <text:p text:style-name="P58"/>
      <text:p text:style-name="P58"><text:s text:c="8"/>expiration {</text:p>
      <text:p text:style-name="P58"><text:s text:c="16"/>userlock = 1</text:p>
      <text:p text:style-name="P58"><text:s text:c="8"/>}</text:p>
      <text:p text:style-name="P58"/>
      <text:p text:style-name="P58"><text:s text:c="8"/># Check for new payment, if not exist redirect to group expired</text:p>
      <text:p text:style-name="P58"><text:s text:c="8"/>if (userlock) {</text:p>
      <text:p text:style-name="P58"/>
      <text:p text:style-name="P58"><text:s text:c="12"/>update control {</text:p>
      <text:p text:style-name="P58"><text:s text:c="16"/>Tmp-String-1 := "%{sql:SELECT DATE_FORMAT(`expires`, '%%d %%b %%Y %%H:%%i:%%s') AS expires FROM payments \</text:p>
      <text:p text:style-name="P58"><text:s text:c="39"/>WHERE username='%{User-Name}' AND expires &gt; NOW() ORDER BY expires DESC LIMIT 1}"</text:p>
      <text:p text:style-name="P58"><text:soft-page-break/><text:s text:c="12"/>}</text:p>
      <text:p text:style-name="P58"><text:s text:c="12"/></text:p>
      <text:p text:style-name="P58"><text:s text:c="12"/>if ("%{control:Tmp-String-1}") {</text:p>
      <text:p text:style-name="P58"/>
      <text:p text:style-name="P58"><text:s text:c="16"/>update control {</text:p>
      <text:p text:style-name="P58"><text:s text:c="20"/>Tmp-String-2 := "%{sql:UPDATE radcheck SET value='%{control:Tmp-String-1}' \</text:p>
      <text:p text:style-name="P58"><text:s text:c="43"/>WHERE username='%{User-Name}' AND attribute='Expiration'}"</text:p>
      <text:p text:style-name="P58"><text:s text:c="20"/>Auth-Type := Reject</text:p>
      <text:p text:style-name="P58"><text:s text:c="16"/>}</text:p>
      <text:p text:style-name="P58"><text:s text:c="12"/>}</text:p>
      <text:p text:style-name="P58"><text:s text:c="12"/>else {</text:p>
      <text:p text:style-name="P58"/>
      <text:p text:style-name="P58"><text:s text:c="16"/>update reply {</text:p>
      <text:p text:style-name="P58"><text:s text:c="20"/>Reply-Message += "Restricted Access"</text:p>
      <text:p text:style-name="P58"><text:s text:c="20"/>Session-Timeout := 600</text:p>
      <text:p text:style-name="P58"><text:s text:c="16"/>}</text:p>
      <text:p text:style-name="P58"/>
      <text:p text:style-name="P58"><text:s text:c="16"/>update control {</text:p>
      <text:p text:style-name="P58"><text:s text:c="20"/>Auth-Type := Accept</text:p>
      <text:p text:style-name="P58"><text:s text:c="20"/>Pool-Name := expired</text:p>
      <text:p text:style-name="P58"><text:s text:c="16"/>}</text:p>
      <text:p text:style-name="P58"><text:s text:c="16"/>ok</text:p>
      <text:p text:style-name="P58"><text:s text:c="12"/>}</text:p>
      <text:p text:style-name="P58"><text:s text:c="8"/>}</text:p>
      <text:p text:style-name="P58"><text:s text:c="4"/>}</text:p>
      <text:p text:style-name="P58"/>
      <text:p text:style-name="P58"><text:s text:c="4"/>check_free_access {</text:p>
      <text:p text:style-name="P58"/>
      <text:p text:style-name="P58"><text:s text:c="8"/>if ("%{sql:SELECT users.free_access FROM radcheck \</text:p>
      <text:p text:style-name="P58"><text:s text:c="19"/>LEFT JOIN users ON radcheck.userid = users.userid \</text:p>
      <text:p text:style-name="P58"><text:s text:c="19"/>WHERE radcheck.username='%{User-Name}' GROUP BY radcheck.username}" == 1) {</text:p>
      <text:p text:style-name="P58"/>
      <text:p text:style-name="P58"><text:s text:c="12"/>update reply {</text:p>
      <text:p text:style-name="P58"><text:s text:c="16"/>Reply-Message += "Free Access"</text:p>
      <text:p text:style-name="P58"><text:s text:c="16"/>Session-Timeout := 777600</text:p>
      <text:p text:style-name="P58"><text:s text:c="12"/>}</text:p>
      <text:p text:style-name="P58"><text:s text:c="12"/>ok</text:p>
      <text:p text:style-name="P58"><text:s text:c="8"/>}</text:p>
      <text:p text:style-name="P58"><text:s text:c="8"/>else {</text:p>
      <text:p text:style-name="P58"><text:s text:c="12"/>check_payment</text:p>
      <text:p text:style-name="P58"><text:s text:c="8"/>}</text:p>
      <text:p text:style-name="P58"><text:s text:c="5"/>}</text:p>
      <text:p text:style-name="P58"/>
      <text:p text:style-name="P14">}</text:p>
      <text:p text:style-name="Standard"/>
      <text:p text:style-name="P14">cat /dev/null &gt; /etc/freeradius/sites-available/default</text:p>
      <text:p text:style-name="P14"><text:soft-page-break/>nano /etc/freeradius/sites-available/default</text:p>
      <text:p text:style-name="P58">authorize {</text:p>
      <text:p text:style-name="P58"><text:s text:c="4"/>chap</text:p>
      <text:p text:style-name="P58"><text:s text:c="4"/>sql {</text:p>
      <text:p text:style-name="P58"><text:s text:c="8"/>ok = 1</text:p>
      <text:p text:style-name="P58"><text:s text:c="4"/>}</text:p>
      <text:p text:style-name="P58"/>
      <text:p text:style-name="P58"><text:s text:c="5"/>if (ok) {</text:p>
      <text:p text:style-name="P58"><text:s/></text:p>
      <text:p text:style-name="P58"><text:s text:c="9"/># Check for MAC Address, if not exist update and check MAC</text:p>
      <text:p text:style-name="P58"><text:s text:c="9"/>if (!"%{control:Calling-Station-Id}") {</text:p>
      <text:p text:style-name="P58"/>
      <text:p text:style-name="P58"><text:s text:c="12"/>update control {</text:p>
      <text:p text:style-name="P58"><text:s text:c="16"/>Tmp-String-0 := "%{sql:UPDATE radcheck SET value='%{Calling-Station-Id}' \</text:p>
      <text:p text:style-name="P58"><text:s text:c="40"/>WHERE username='%{User-Name}' AND attribute='Calling-Station-Id'}"</text:p>
      <text:p text:style-name="P58"><text:s text:c="16"/>Calling-Station-Id := "%{Calling-Station-Id}"</text:p>
      <text:p text:style-name="P58"><text:s text:c="12"/>}</text:p>
      <text:p text:style-name="P58"><text:s text:c="8"/>}</text:p>
      <text:p text:style-name="P58"><text:s text:c="8"/>checkval</text:p>
      <text:p text:style-name="P58"><text:s text:c="8"/>check_free_access</text:p>
      <text:p text:style-name="P58"><text:s text:c="4"/>}</text:p>
      <text:p text:style-name="P58">}</text:p>
      <text:p text:style-name="P58"/>
      <text:p text:style-name="P58">authenticate {</text:p>
      <text:p text:style-name="P58"><text:s text:c="4"/>Auth-Type CHAP {</text:p>
      <text:p text:style-name="P58"><text:s text:c="12"/>chap</text:p>
      <text:p text:style-name="P58"><text:s text:c="4"/>}</text:p>
      <text:p text:style-name="P58">}</text:p>
      <text:p text:style-name="P58"/>
      <text:p text:style-name="P58">preacct {</text:p>
      <text:p text:style-name="P58"><text:s text:c="4"/>acct_unique</text:p>
      <text:p text:style-name="P58">}</text:p>
      <text:p text:style-name="P58"/>
      <text:p text:style-name="P58">accounting {</text:p>
      <text:p text:style-name="P58"><text:s text:c="4"/>sql</text:p>
      <text:p text:style-name="P58"><text:s text:c="4"/>sqlippool</text:p>
      <text:p text:style-name="P58">}</text:p>
      <text:p text:style-name="P58"/>
      <text:p text:style-name="P58">session {</text:p>
      <text:p text:style-name="P58"><text:s text:c="4"/>sql {</text:p>
      <text:p text:style-name="P58"><text:s text:c="8"/>ok = 1</text:p>
      <text:p text:style-name="P58"><text:s text:c="4"/>}</text:p>
      <text:p text:style-name="P58"/>
      <text:p text:style-name="P58"><text:s text:c="4"/>if (ok) {</text:p>
      <text:p text:style-name="P58"><text:s text:c="8"/>if ("%{sql:UPDATE radacct SET acctstoptime=ADDDATE(acctstarttime,INTERVAL acctsessiontime SECOND), acctterminatecause='Clear-Stale Session' \</text:p>
      <text:p text:style-name="P58"><text:soft-page-break/><text:s text:c="19"/>WHERE username='%{User-Name}' and callingstationid='%{Calling-Station-Id}' and acctstoptime IS NULL}") {</text:p>
      <text:p text:style-name="P58"><text:s text:c="8"/>}</text:p>
      <text:p text:style-name="P58"><text:s text:c="4"/>}</text:p>
      <text:p text:style-name="P58">}</text:p>
      <text:p text:style-name="P58"/>
      <text:p text:style-name="P58">post-auth {</text:p>
      <text:p text:style-name="P58"><text:s text:c="4"/>sql</text:p>
      <text:p text:style-name="P58"><text:s text:c="4"/>sqlippool</text:p>
      <text:p text:style-name="P58">}</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58"><text:s text:c="8"/>#Uncomment simul_count_query to enable simultaneous use checking</text:p>
      <text:p text:style-name="P58"><text:s text:c="8"/>simul_count_query = "SELECT COUNT(*) \</text:p>
      <text:p text:style-name="P58"><text:s text:c="29"/>FROM ${acct_table1} \</text:p>
      <text:p text:style-name="P58"><text:s text:c="29"/>WHERE username = '%{SQL-User-Name}' \</text:p>
      <text:p text:style-name="P58"><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58">expiration {</text:p>
      <text:p text:style-name="P58"><text:tab/>#reply-message = "Password Has Expired\r\n" </text:p>
      <text:p text:style-name="P58"><text:tab/>reply-message = "Your account has expired, %{User-Name}\r\n"</text:p>
      <text:p text:style-name="P58">}</text:p>
      <text:p text:style-name="Standard"/>
      <text:p text:style-name="Standard">Източник: http://abills.net.ua/wiki/doku.php/abills:docs:linux:pppd_radattr:ru</text:p>
      <text:p text:style-name="Standard">Добавяме в края на файла <text:span text:style-name="T14">dictionary</text:span>:</text:p>
      <text:p text:style-name="P14">nano /etc/freeradius/dictionary</text:p>
      <text:p text:style-name="P58">#</text:p>
      <text:p text:style-name="P58"># Limit session traffic</text:p>
      <text:p text:style-name="P58">#</text:p>
      <text:p text:style-name="P58">ATTRIBUTE <text:s text:c="6"/>Session-Octets-Limit <text:s text:c="11"/>227 <text:s text:c="4"/>integer</text:p>
      <text:p text:style-name="P58"># What to assume as limit - 0 in+out, 1 in, 2 out, 3 max(in,out)</text:p>
      <text:p text:style-name="P58">ATTRIBUTE <text:s text:c="6"/>Octets-Direction <text:s text:c="15"/>228 <text:s text:c="4"/>integer</text:p>
      <text:p text:style-name="P58"># Connection Speed Limit</text:p>
      <text:p text:style-name="P58">ATTRIBUTE <text:s text:c="6"/>PPPD-Upstream-Speed-Limit <text:s text:c="6"/>230 <text:s text:c="4"/>integer</text:p>
      <text:p text:style-name="P58">ATTRIBUTE <text:s text:c="6"/>PPPD-Downstream-Speed-Limit <text:s text:c="4"/>231 <text:s text:c="4"/>integer</text:p>
      <text:p text:style-name="P58">ATTRIBUTE <text:s text:c="6"/>PPPD-Upstream-Speed-Limit-1 <text:s text:c="4"/>232 <text:s text:c="4"/>integer</text:p>
      <text:p text:style-name="P58">ATTRIBUTE <text:s text:c="6"/>PPPD-Downstream-Speed-Limit-1 <text:s text:c="2"/>233 <text:s text:c="4"/>integer</text:p>
      <text:p text:style-name="P58">ATTRIBUTE <text:s text:c="6"/>PPPD-Upstream-Speed-Limit-2 <text:s text:c="4"/>234 <text:s text:c="4"/>integer</text:p>
      <text:p text:style-name="P58">ATTRIBUTE <text:s text:c="6"/>PPPD-Downstream-Speed-Limit-2 <text:s text:c="2"/>235 <text:s text:c="4"/>integer</text:p>
      <text:p text:style-name="P58">ATTRIBUTE <text:s text:c="6"/>PPPD-Upstream-Speed-Limit-3 <text:s text:c="4"/>236 <text:s text:c="4"/>integer</text:p>
      <text:p text:style-name="P58"><text:soft-page-break/>ATTRIBUTE <text:s text:c="6"/>PPPD-Downstream-Speed-Limit-3 <text:s text:c="2"/>237 <text:s text:c="4"/>integer</text:p>
      <text:p text:style-name="P58">ATTRIBUTE <text:s text:c="6"/>Acct-Interim-Interval <text:s text:c="11"/>85 <text:s text:c="4"/>integer</text:p>
      <text:p text:style-name="Standard"/>
      <text:p text:style-name="P14">/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4"> от</text:span> дата <text:span text:style-name="T14">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40">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4">freeradius_example.sql</text:span><text:span text:style-name="T15">.</text:span></text:p>
      <text:p text:style-name="P16"/>
      <text:p text:style-name="P14">cat /dev/null &gt; /etc/radiusclient/servers</text:p>
      <text:p text:style-name="P14">nano /etc/radiusclient/servers</text:p>
      <text:p text:style-name="P56">localhost<text:tab/>my_isp_radius_secret</text:p>
      <text:p text:style-name="Standard"/>
      <text:p text:style-name="P14">cat /dev/null &gt; /etc/radiusclient/radiusclient.conf</text:p>
      <text:p text:style-name="P14">nano /etc/radiusclient/radiusclient.conf</text:p>
      <text:p text:style-name="P58">auth_order <text:s text:c="5"/>radius</text:p>
      <text:p text:style-name="P58">login_tries <text:s text:c="4"/>4</text:p>
      <text:p text:style-name="P58">login_timeout <text:s text:c="2"/>60</text:p>
      <text:p text:style-name="P58">nologin /etc/nologin</text:p>
      <text:p text:style-name="P58">issue <text:s text:c="2"/>/etc/radiusclient/issue</text:p>
      <text:p text:style-name="P58"># RADIUS settings </text:p>
      <text:p text:style-name="P58">authserver 127.0.0.1:1812 </text:p>
      <text:p text:style-name="P58">acctserver 127.0.0.1:1813</text:p>
      <text:p text:style-name="P58">servers <text:s text:c="8"/>/etc/radiusclient/servers</text:p>
      <text:p text:style-name="P58"><text:soft-page-break/>dictionary <text:s text:c="5"/>/etc/radiusclient/dictionary</text:p>
      <text:p text:style-name="P58">login_radius <text:s text:c="3"/>/usr/sbin/login.radius</text:p>
      <text:p text:style-name="P58"># RADIUS server</text:p>
      <text:p text:style-name="P58">seqfile <text:s text:c="8"/>/var/run/radius.seq</text:p>
      <text:p text:style-name="P58">mapfile <text:s text:c="8"/>/etc/radiusclient/port-id-map</text:p>
      <text:p text:style-name="P58">default_realm</text:p>
      <text:p text:style-name="P58">radius_timeout <text:s/>10</text:p>
      <text:p text:style-name="P58">radius_retries <text:s/>3</text:p>
      <text:p text:style-name="P58">login_local <text:s text:c="4"/>/bin/login</text:p>
      <text:p text:style-name="Standard"/>
      <text:p text:style-name="Standard">Източник: http://abills.net.ua/wiki/doku.php/abills:docs:linux:pppd_radattr:ru</text:p>
      <text:p text:style-name="Standard">Добавете в края на файла <text:span text:style-name="T14">dictionary:</text:span></text:p>
      <text:p text:style-name="P14">nano /etc/radiusclient/dictionary</text:p>
      <text:p text:style-name="P58">#</text:p>
      <text:p text:style-name="P58"># Limit session traffic</text:p>
      <text:p text:style-name="P58">#</text:p>
      <text:p text:style-name="P58">ATTRIBUTE <text:s text:c="6"/>Session-Octets-Limit <text:s text:c="11"/>227 <text:s text:c="4"/>integer</text:p>
      <text:p text:style-name="P58"># What to assume as limit - 0 in+out, 1 in, 2 out, 3 max(in,out)</text:p>
      <text:p text:style-name="P58">ATTRIBUTE <text:s text:c="6"/>Octets-Direction <text:s text:c="15"/>228 <text:s text:c="4"/>integer</text:p>
      <text:p text:style-name="P58"># Connection Speed Limit</text:p>
      <text:p text:style-name="P58">ATTRIBUTE <text:s text:c="6"/>PPPD-Upstream-Speed-Limit <text:s text:c="6"/>230 <text:s text:c="4"/>integer</text:p>
      <text:p text:style-name="P58">ATTRIBUTE <text:s text:c="6"/>PPPD-Downstream-Speed-Limit <text:s text:c="4"/>231 <text:s text:c="4"/>integer</text:p>
      <text:p text:style-name="P58">ATTRIBUTE <text:s text:c="6"/>PPPD-Upstream-Speed-Limit-1 <text:s text:c="4"/>232 <text:s text:c="4"/>integer</text:p>
      <text:p text:style-name="P58">ATTRIBUTE <text:s text:c="6"/>PPPD-Downstream-Speed-Limit-1 <text:s text:c="2"/>233 <text:s text:c="4"/>integer</text:p>
      <text:p text:style-name="P58">ATTRIBUTE <text:s text:c="6"/>PPPD-Upstream-Speed-Limit-2 <text:s text:c="4"/>234 <text:s text:c="4"/>integer</text:p>
      <text:p text:style-name="P58">ATTRIBUTE <text:s text:c="6"/>PPPD-Downstream-Speed-Limit-2 <text:s text:c="2"/>235 <text:s text:c="4"/>integer</text:p>
      <text:p text:style-name="P58">ATTRIBUTE <text:s text:c="6"/>PPPD-Upstream-Speed-Limit-3 <text:s text:c="4"/>236 <text:s text:c="4"/>integer</text:p>
      <text:p text:style-name="P58">ATTRIBUTE <text:s text:c="6"/>PPPD-Downstream-Speed-Limit-3 <text:s text:c="2"/>237 <text:s text:c="4"/>integer</text:p>
      <text:p text:style-name="P58">ATTRIBUTE <text:s text:c="6"/>Acct-Interim-Interval <text:s text:c="11"/>85 <text:s text:c="4"/>integer</text:p>
      <text:p text:style-name="Standard"/>
      <text:p text:style-name="Standard"/>
      <text:p text:style-name="P48"><text:tab/><text:span text:style-name="T47">3. Скриптове</text:span></text:p>
      <text:p text:style-name="P49"/>
      <text:p text:style-name="P41">Преди да разгледаме скриптовете нега да инсталираме програмите, които ще се използват от тях:</text:p>
      <text:p text:style-name="P34">apt-get install sudo vlan arp-scan arping python-mysql.connector python-ipcalc</text:p>
      <text:p text:style-name="P41"/>
      <text:list xml:id="list2723491288140180840" text:style-name="L18">
        <text:list-item>
          <text:p text:style-name="P81">echo "3 EXPIRED" &gt;&gt; /etc/iproute2/rt_tables</text:p>
        </text:list-item>
      </text:list>
      <text:p text:style-name="P41">Съдаваме таблица за <text:s/>маршрутизиране, към която ще пранасочваме потребителите с изтекъл срок за ползване на предоставената услуга.</text:p>
      <text:p text:style-name="P41"/>
      <text:p text:style-name="P34">sudo<text:span text:style-name="T15"> – позволя да дадем администраторски права на определен потребител върху определена програма</text:span></text:p>
      <text:p text:style-name="P41"/>
      <text:p text:style-name="P34">vlan<text:span text:style-name="T15"> – може да създавеме “</text:span><text:span text:style-name="Emphasis"><text:span text:style-name="T15">Виртуални локални</text:span></text:span><text:span text:style-name="T15"> </text:span><text:span text:style-name="T34">мрежи</text:span><text:span text:style-name="T15">“ (VLANs)</text:span></text:p>
      <text:p text:style-name="P34">arp-scan<text:span text:style-name="T15"> – сканира мрежата за MAC адреси</text:span></text:p>
      <text:p text:style-name="P34"><text:soft-page-break/>python-mysql.connector<text:span text:style-name="T15"> – имплементация на Python за връзка към MySQL база данни сървър</text:span></text:p>
      <text:p text:style-name="P34">python-ipcalc<text:span text:style-name="T15"> – съдържа полезни инструменти, чрез които ще правим изчисления за шейпъра</text:span></text:p>
      <text:p text:style-name="P41"/>
      <text:p text:style-name="P41">Добавяме поддръжка на модула IPMARK за IPTABLES</text:p>
      <text:p text:style-name="P34">aptitude update</text:p>
      <text:p text:style-name="P34">aptitude install module-assistant xtables-addons-source xtables-addons-common</text:p>
      <text:p text:style-name="P34">m-a prepare</text:p>
      <text:p text:style-name="P34">m-a auto-install xtables-addons-source</text:p>
      <text:p text:style-name="P34">depmod -a</text:p>
      <text:p text:style-name="P41"/>
      <text:list xml:id="list2687196565964798035" text:style-name="L19">
        <text:list-item>
          <text:p text:style-name="P82">sudo<text:span text:style-name="T15"> </text:span></text:p>
        </text:list-item>
      </text:list>
      <text:p text:style-name="P20"><text:span text:style-name="T15">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4">/etc/sudoers</text:span><text:span text:style-name="T15">” следното съдържание:</text:span></text:p>
      <text:p text:style-name="P22"/>
      <text:p text:style-name="P14">nano /etc/sudoers</text:p>
      <text:p text:style-name="P58"># Cmnd alias specification</text:p>
      <text:p text:style-name="P58">Cmnd_Alias <text:s text:c="5"/>PYTHON = /usr/bin/python</text:p>
      <text:p text:style-name="P58">Cmnd_Alias <text:s text:c="5"/>IP = /sbin/ip</text:p>
      <text:p text:style-name="P58">Cmnd_Alias <text:s text:c="5"/>KILL = /bin/kill</text:p>
      <text:p text:style-name="P58">Cmnd_Alias <text:s text:c="5"/>ARPING = /usr/sbin/arping</text:p>
      <text:p text:style-name="P58"/>
      <text:p text:style-name="P58">#Cmnd_Alias <text:s text:c="5"/>IPTABLES = /sbin/iptables</text:p>
      <text:p text:style-name="P58">#Cmnd_Alias <text:s text:c="5"/>TC = /sbin/tc</text:p>
      <text:p text:style-name="P58"/>
      <text:p text:style-name="P58"># Allow members of group www-data to execute commands</text:p>
      <text:p text:style-name="P58">%www-data ALL=NOPASSWD: PYTHON, IP, KILL, ARPING</text:p>
      <text:p text:style-name="P14"/>
      <text:p text:style-name="P14">/etc/init.d/sudo restart</text:p>
      <text:p text:style-name="Standard"/>
      <text:list xml:id="list6959850141084202981" text:style-name="L20">
        <text:list-item>
          <text:p text:style-name="P69">ip_status.conf</text:p>
        </text:list-item>
      </text:list>
      <text:p text:style-name="P14"><text:span text:style-name="T15">Чрез този конфигурационен файл, ако демона за дневници в линукс виде, че реда започва с “</text:span><text:span text:style-name="T48">^\[ *[0-9]*\.[0-9]*\] IP_STATUS: </text:span><text:span text:style-name="T15">”, ще запише тази информация в “/var/log/ip_status.log”. Системата, ще използва този файл, за да определи кой IP адрес е активен.</text:span></text:p>
      <text:p text:style-name="P16"/>
      <text:p text:style-name="P14">nano /etc/rsyslog.d/ip_status.conf</text:p>
      <text:p text:style-name="P60">:msg, regex, "^\[ *[0-9]*\.[0-9]*\] IP_STATUS: " -/var/log/ip_status.log</text:p>
      <text:p text:style-name="P60">&amp; ~</text:p>
      <text:p text:style-name="Standard"/>
      <text:p text:style-name="P14">/etc/init.d/rsyslog restart</text:p>
      <text:p text:style-name="Standard"/>
      <text:p text:style-name="Standard"><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логове, следят за потребители с изтекла услуга и още много други неща, които са автоматизирани <text:soft-page-break/>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4">За момента скириптовете поддържат само MySql база данни.</text:span></text:p>
      <text:p text:style-name="P17"><text:span text:style-name="T16"><text:tab/>Скриптовете се намират в директория “</text:span><text:span text:style-name="T20">conf/линукс_дистрибуция/scripts</text:span><text:span text:style-name="T16">” в нашия случай “conf/debian/scripts”. Тази директория съдържа следните файлове:</text:span></text:p>
      <text:list xml:id="list3968714591460725271" text:style-name="L21">
        <text:list-item>
          <text:p text:style-name="P67"><text:span text:style-name="T16">config.py </text:span><text:span text:style-name="T17">– Конфигурационни променливи, които се използват от останалите скриптове.</text:span></text:p>
        </text:list-item>
        <text:list-item>
          <text:p text:style-name="P67"><text:span text:style-name="T16">MyConnector.py</text:span><text:span text:style-name="T17"> – Функция, която връща обект свързан към база данни.</text:span></text:p>
        </text:list-item>
        <text:list-item>
          <text:p text:style-name="P67"><text:span text:style-name="T16">global_rules.py </text:span><text:span text:style-name="T17">–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67"><text:span text:style-name="T16">global_rules_vlans.py</text:span><text:span text:style-name="T17"> – Използва се при стартиране на системата. По-сложен вариант, който създава и “</text:span><text:span text:style-name="Emphasis"><text:span text:style-name="T17">Виртуални локални</text:span></text:span><text:span text:style-name="T17"> </text:span><text:span text:style-name="T22">мрежи</text:span><text:span text:style-name="T17">“ (VLANs).</text:span></text:p>
        </text:list-item>
        <text:list-item>
          <text:p text:style-name="P67">functions.py<text:span text:style-name="T15"> – Функции</text:span><text:span text:style-name="T17">, които се използват от останалите скриптове и PHP.</text:span></text:p>
        </text:list-item>
        <text:list-item>
          <text:p text:style-name="P67"><text:span text:style-name="T16">admin_tools.py</text:span><text:span text:style-name="T17"> - Функции, които се използват от останалите скриптове и PHP.</text:span></text:p>
        </text:list-item>
        <text:list-item>
          <text:p text:style-name="P67"><text:span text:style-name="T16">sqldump.py</text:span><text:span text:style-name="T17"> – Използва се при архивиране на база данни.</text:span></text:p>
        </text:list-item>
        <text:list-item>
          <text:p text:style-name="P67"><text:span text:style-name="T16">ppp_on.py</text:span><text:span text:style-name="T17"> - Използва се от PPPoE сървъра, при създаване на нова сесия.</text:span></text:p>
        </text:list-item>
        <text:list-item>
          <text:p text:style-name="P67"><text:span text:style-name="T16">ppp_off.py</text:span><text:span text:style-name="T17">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5">/etc/imslu</text:span><text:span text:style-name="T26">/scripts</text:span>”, ако не са там, <text:s/>изпълнете “<text:span text:style-name="T35">cp -r conf/debian/* /etc/imslu/</text:span>”. Нека да прегледаме подробно скриптовете и да обясня основната идея на това което правят.</text:p>
      <text:p text:style-name="P17"/>
      <text:p text:style-name="P57"><text:span text:style-name="T14"><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6406950361444556968" text:style-name="L22">
        <text:list-item>
          <text:list>
            <text:list-header>
              <text:p text:style-name="P104">3.1 config.py</text:p>
            </text:list-header>
          </text:list>
        </text:list-item>
      </text:list>
      <text:p text:style-name="P20">Спазвайте синтаксиса, който е използван или този на примерите в конфигурационния файл!</text:p>
      <text:list xml:id="list7942141792006157504" text:style-name="L23">
        <text:list-item>
          <text:list>
            <text:list-item>
              <text:p text:style-name="P68"><text:span text:style-name="T16">IFACE_INTERNAL</text:span><text:span text:style-name="T17"> – Интерфейс, който е свързан към локалната мрежа (в моя случай eth0).</text:span></text:p>
            </text:list-item>
            <text:list-item>
              <text:p text:style-name="P68"><text:span text:style-name="T16">IFACE_EXTERNAL</text:span><text:span text:style-name="T17"> - Интерфейс, който е свързан към глобалната мрежа (интернет, в моя случай eth1).</text:span></text:p>
            </text:list-item>
            <text:list-item>
              <text:p text:style-name="P68"><text:span text:style-name="T16">LOG_DIR</text:span><text:span text:style-name="T17"> - Директорията, в която програмата ще води подробни дневници (log dir).</text:span></text:p>
            </text:list-item>
            <text:list-item>
              <text:p text:style-name="P84">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83">SHOW_WARNING_PAGE<text:span text:style-name="T15"> – Искате ли, системата да използва уеб страницата, към която ще се пренасочва трафика на потренителите, с изтекъл срок за ползване на услугата.</text:span></text:p>
            </text:list-item>
            <text:list-item>
              <text:p text:style-name="P83">IP_WARNING_PAGE<text:span text:style-name="T15"> – IP адреса на линукс сървъра, на който се намира тази уеб страница.</text:span></text:p>
            </text:list-item>
            <text:list-item>
              <text:p text:style-name="P83"><text:soft-page-break/>IFACE_WARNING_PAGE<text:span text:style-name="T15"> – Интерфейса където се намира линукс сървъра.</text:span></text:p>
            </text:list-item>
            <text:list-item>
              <text:p text:style-name="P68"><text:span text:style-name="T16">PPPoE_SCRIPT</text:span><text:span text:style-name="T17"> – Името и местоположението на скрипта, който стартира и спира PPPoE сървъра.</text:span></text:p>
            </text:list-item>
            <text:list-item>
              <text:p text:style-name="P68"><text:span text:style-name="T16">FR_SCRIPT</text:span><text:span text:style-name="T17"> - Името и местоположението на скрипта, който стартира и спира Freeradius сървъра.</text:span></text:p>
            </text:list-item>
            <text:list-item>
              <text:p text:style-name="P68"><text:span text:style-name="T16">FR_EXPIRED</text:span><text:span text:style-name="T17"> – Мрежите, от които Freeradius сървъра раздава IP адреси на потребители с изтекла дата за използване на услугата.</text:span></text:p>
            </text:list-item>
            <text:list-item>
              <text:p text:style-name="P68"><text:span text:style-name="T16">FR_NETWORKS</text:span><text:span text:style-name="T17"> – Мрежите, от които Freeradius сървъра раздава IP адреси на потребители с валидна дата за използване на услугата.</text:span></text:p>
            </text:list-item>
            <text:list-item>
              <text:p text:style-name="P68"><text:span text:style-name="T16">ST_NETWORKS</text:span><text:span text:style-name="T17"> - <text:s/>Мрежите, от които се дават IP адреси на потребители със статични IP настройки.</text:span></text:p>
            </text:list-item>
            <text:list-item>
              <text:p text:style-name="P85"><text:span text:style-name="T20">USE_VLANS</text:span><text:span text:style-name="T17"> – булев тип (False or True). Искате ли да използвате “</text:span><text:span text:style-name="Emphasis"><text:span text:style-name="T33">Виртуални локални</text:span></text:span><text:span text:style-name="T33"> мрежи</text:span>“ (<text:span text:style-name="Emphasis">VLANs).</text:span> Тази стойност трябва да бъде същата и в конфигурационния файл на PHP, който се намира в <text:span text:style-name="T15">“</text:span><text:span text:style-name="T35">/etc/imslu</text:span><text:span text:style-name="T26">/config.php</text:span><text:span text:style-name="T15">”. В противен случай системат няма да работи коректно.</text:span></text:p>
            </text:list-item>
            <text:list-item>
              <text:p text:style-name="P85"><text:span text:style-name="T14">IFACE_INTERNAL_VLANS</text:span> - <text:span text:style-name="T33">“</text:span><text:span text:style-name="Emphasis"><text:span text:style-name="T33">Виртуални локални</text:span></text:span><text:span text:style-name="T33">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30"> които са в тази мрежа</text:span></text:span><text:span text:style-name="T30">.</text:span></text:p>
            </text:list-item>
            <text:list-item>
              <text:p text:style-name="P85"><text:span text:style-name="T14">IFACE_EXTERNAL_VLANS</text:span><text:span text:style-name="T2"> - </text:span><text:span text:style-name="T33">“</text:span><text:span text:style-name="Emphasis"><text:span text:style-name="T33">Виртуални локални</text:span></text:span><text:span text:style-name="T33">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70">INTERVAL_FOR_CHECKING<text:span text:style-name="T15"> – Използва се от функциите в “</text:span><text:span text:style-name="T34">functions.py</text:span><text:span text:style-name="T15">”. За колко секунди функцията да заспи, след като е минала проверките, ако “CHECK_AGAIN &gt; 1”.</text:span></text:p>
            </text:list-item>
            <text:list-item>
              <text:p text:style-name="P70">CHECK_AGAIN<text:span text:style-name="T15"> - Използва се от функциите в “</text:span><text:span text:style-name="T34">functions.py</text:span><text:span text:style-name="T15">”. Колко пъти функцията да се ипълне, ако има не намерени </text:span><text:span text:style-name="T34">“</text:span><text:span text:style-name="Emphasis"><text:span text:style-name="T34">Виртуални локални</text:span></text:span><text:span text:style-name="T34"> мрежи“</text:span><text:span text:style-name="T32"> или</text:span><text:span text:style-name="T34"> MAC </text:span><text:span text:style-name="T32">адреси. Препоръчвам ви да не използвате високи стойности за тези две променливи, особено ако имате много </text:span><text:span text:style-name="T34">“</text:span><text:span text:style-name="Emphasis"><text:span text:style-name="T34">Виртуални локални</text:span></text:span><text:span text:style-name="T34"> мрежи“</text:span><text:span text:style-name="T32">.</text:span></text:p>
            </text:list-item>
            <text:list-item>
              <text:p text:style-name="P86">Следващите променливи се използват за връзка към MySql база данни и от sqldump.py.</text:p>
            </text:list-item>
          </text:list>
        </text:list-item>
      </text:list>
      <text:p text:style-name="P3"/>
      <text:list xml:id="list3024229646132077872" text:style-name="L24">
        <text:list-header>
          <text:p text:style-name="P105">3.2 MyConnector.py</text:p>
        </text:list-header>
      </text:list>
      <text:p text:style-name="Standard">В този скрипт се намира една проста функция, която използва <text:span text:style-name="T14">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4">apt-get 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http://dev.mysql.com/doc/refman/5.5/en/connector-python.html</text:a></text:p>
      <text:p text:style-name="P6"/>
      <text:list xml:id="list224744988931324" text:continue-numbering="true" text:style-name="L24">
        <text:list-header>
          <text:p text:style-name="P105"><text:soft-page-break/>3.3 global_rules_vlans.py</text:p>
        </text:list-header>
      </text:list>
      <text:p text:style-name="Standard"><text:span text:style-name="T30">Прескачаме </text:span><text:span text:style-name="T32">global_rules.py</text:span><text:span text:style-name="T30"> и разглеждаме скрипта </text:span><text:span text:style-name="T31">global_rules_vlans.py</text:span><text:span text:style-name="T30">, понеже в </text:span><text:span text:style-name="T31">global_rules.py</text:span><text:span text:style-name="T30"> се извършват подобни процедури, но не се създават “</text:span><text:span text:style-name="Emphasis"><text:span text:style-name="T33">Виртуални локални</text:span></text:span><text:span text:style-name="T33"> мрежи</text:span><text:span text:style-name="T30">“ (</text:span><text:span text:style-name="Emphasis"><text:span text:style-name="T30">VLANs). </text:span></text:span><text:span text:style-name="Emphasis"><text:span text:style-name="T32">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30">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5">cmd</text:span></text:span><text:span text:style-name="Emphasis"><text:span text:style-name="T30">”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5">cmd</text:span></text:span><text:span text:style-name="Emphasis"><text:span text:style-name="T30">”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2905057981275002287" text:style-name="L25">
        <text:list-item>
          <text:list>
            <text:list-item>
              <text:p text:style-name="P87"><text:span text:style-name="Emphasis"><text:span text:style-name="T5">"""Log settings"""</text:span></text:span><text:span text:style-name="Emphasis"><text:span text:style-name="T3"> </text:span></text:span><text:span text:style-name="Emphasis"><text:span text:style-name="T30">–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31">/var/log/imslu/гггг-мм-дд_imslu.log</text:span></text:span><text:span text:style-name="Emphasis"><text:span text:style-name="T30">”. Използва се функционалността на Python класовете от папка logging (в debian, тази папка се намира в “/usr/lib/python2.7/logging/”)</text:span></text:span></text:p>
            </text:list-item>
            <text:list-item>
              <text:p text:style-name="P87"><text:span text:style-name="Emphasis"><text:span text:style-name="T6">"""Stopping Freeradius and PPPoE Servers"""</text:span></text:span><text:span text:style-name="Emphasis"><text:span text:style-name="T30">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87"><text:span text:style-name="Emphasis"><text:span text:style-name="T36">"""Clearing all IPTABLES rules and user-defined chains."""</text:span></text:span><text:span text:style-name="Emphasis"><text:span text:style-name="T30"> - Изчиства абсолютно всичко, което се намира в iptables.</text:span></text:span></text:p>
            </text:list-item>
            <text:list-item>
              <text:p text:style-name="P87"><text:span text:style-name="Emphasis"><text:span text:style-name="T6">"""Checking for VLANs on internal interface and deleting."""</text:span></text:span><text:span text:style-name="Emphasis"><text:span text:style-name="T3"> </text:span></text:span><text:span text:style-name="Emphasis"><text:span text:style-name="T30">-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даже и да има такива. Оставям на вас тази част от скрипта, за да я допълните според нуждите си.</text:span></text:span></text:p>
            </text:list-item>
            <text:list-item>
              <text:p text:style-name="P87"><text:span text:style-name="T6">"""Clearing all traffic control (tc) rules for VLANs on external interface."""</text:span><text:span text:style-name="T2"> - </text:span>Проверява променливата IFACE_EXTERNAL_VLANS за “<text:span text:style-name="Emphasis"><text:span text:style-name="T33">Виртуални локални</text:span></text:span><text:span text:style-name="T33"> мрежи</text:span>“, ако има <text:s/>изчиства всички правила за шейпъра на тях. Ако няма изчиства всички правила за шейпъра на<text:span text:style-name="T30"> </text:span><text:span text:style-name="Emphasis"><text:span text:style-name="T30">интерфейса, който е свързан към интернет.</text:span></text:span></text:p>
            </text:list-item>
          </text:list>
        </text:list-item>
      </text:list>
      <text:p text:style-name="Standard"><text:span text:style-name="Emphasis"><text:span text:style-name="T30"/></text:span></text:p>
      <text:p text:style-name="Standard"><text:span text:style-name="Emphasis"><text:span text:style-name="T30">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30"/></text:span></text:p>
      <text:list xml:id="list6794545686916540651" text:style-name="L26">
        <text:list-item>
          <text:list>
            <text:list-item>
              <text:p text:style-name="P88"><text:soft-page-break/><text:span text:style-name="Emphasis"><text:span text:style-name="T6">"""Create VLANs on internal interface."""</text:span></text:span><text:span text:style-name="Emphasis"><text:span text:style-name="T30"> - Зарежда модула, който е необходим за създаването на “</text:span></text:span><text:span text:style-name="Emphasis"><text:span text:style-name="T33">Виртуални локални мрежи</text:span></text:span><text:span text:style-name="Emphasis"><text:span text:style-name="T30">“.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31">/etc/modules</text:span></text:span><text:span text:style-name="Emphasis"><text:span text:style-name="T30">”. Създава “</text:span></text:span><text:span text:style-name="Emphasis"><text:span text:style-name="T33">Виртуални локални мрежи</text:span></text:span><text:span text:style-name="Emphasis"><text:span text:style-name="T30">“ като 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3">Виртуални локални мрежи</text:span></text:span><text:span text:style-name="Emphasis"><text:span text:style-name="T30">“,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31">GytOS</text:span></text:span><text:span text:style-name="Emphasis"><text:span text:style-name="T30"> от форума </text:span></text:span><text:a xlink:type="simple" xlink:href="http://www.linux-bg.org/"><text:span text:style-name="Emphasis"><text:span text:style-name="T30">http://www.linux-</text:span></text:span></text:a><text:a xlink:type="simple" xlink:href="http://www.linux-bg.org/"><text:span text:style-name="Emphasis"><text:span text:style-name="T30">bg.org</text:span></text:span></text:a><text:span text:style-name="Emphasis"><text:span text:style-name="T30">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88"><text:span text:style-name="Emphasis"><text:span text:style-name="T6">"""Create VLANs on external interface."""</text:span></text:span><text:span text:style-name="Emphasis"><text:span text:style-name="T3"> </text:span></text:span><text:span text:style-name="Emphasis"><text:span text:style-name="T30">- Ако има Vlan id в IFACE_EXTERNAL_VLANS, създава “</text:span></text:span><text:span text:style-name="Emphasis"><text:span text:style-name="T33">Виртуални локални мрежи</text:span></text:span><text:span text:style-name="Emphasis"><text:span text:style-name="T30">“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88"><text:span text:style-name="Emphasis"><text:span text:style-name="T6">"""Creating a rules for EXPIRED Users."""</text:span></text:span><text:span text:style-name="Emphasis"><text:span text:style-name="T3"> </text:span></text:span><text:span text:style-name="Emphasis"><text:span text:style-name="T30">-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88"><text:span text:style-name="Emphasis"><text:span text:style-name="T6">"""Creating a rules for IP status."""</text:span></text:span><text:span text:style-name="Emphasis"><text:span text:style-name="T3"> </text:span></text:span><text:span text:style-name="Emphasis"><text:span text:style-name="T30">-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88"><text:span text:style-name="Emphasis"><text:span text:style-name="T30">Ако използвате MASQUERADE или SNAT, може да коментирате или изтриете този 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88"><text:span text:style-name="Emphasis"><text:span text:style-name="T6">"""DROP packets for Private Address Space networks, coming to external interface."""</text:span></text:span><text:span text:style-name="Emphasis"><text:span text:style-name="T3"> - </text:span></text:span><text:span text:style-name="Emphasis"><text:span text:style-name="T30">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text:span></text:span><text:soft-page-break/><text:span text:style-name="Emphasis"><text:span text:style-name="T30">тях не се използва “-m state ”, понеже това нещо пак автоматично включва <text:s/>nf_conntrack.</text:span></text:span></text:p>
              <text:p text:style-name="P88"><text:span text:style-name="Emphasis"><text:span text:style-name="T30">Създава се потребителски дефинирана верига (PAS_SRC) в iptables. В нея целия трафик, който пристига на външния интерфейс и веднага заминава към вътрешния интерфейс (FORWARD) се сканира за пакети, които са изпратени от частните мрежи описани в </text:span></text:span><text:a xlink:type="simple" xlink:href="http://tools.ietf.org/html/rfc1918"><text:span text:style-name="Emphasis"><text:span text:style-name="T30">RFC 1918</text:span></text:span></text:a><text:span text:style-name="Emphasis"><text:span text:style-name="T30">.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88"><text:span text:style-name="Emphasis"><text:span text:style-name="T6">"""Creating IPTABLES IPMARK rules. IPMARK extension for IPTABLES must be installed."""</text:span></text:span><text:span text:style-name="Emphasis"><text:span text:style-name="T3"> </text:span></text:span><text:span text:style-name="Emphasis"><text:span text:style-name="T30">-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88"><text:span text:style-name="Emphasis"><text:span text:style-name="T36">"""Creating a globals traffic control (tc) rules for VLANs in a internal interface."""</text:span></text:span><text:span text:style-name="Emphasis"><text:span text:style-name="T30"> - създават се tc qdisc и tc filter правила за всички VLAN-ни на вътрешния интерфейс. За ограничаване скоростта на сваляне.</text:span></text:span></text:p>
            </text:list-item>
            <text:list-item>
              <text:p text:style-name="P88"><text:span text:style-name="Emphasis"><text:span text:style-name="T36">"""Creating a globals traffic control (tc) rules for VLANs in a external interface."""</text:span></text:span><text:span text:style-name="Emphasis"><text:span text:style-name="T30">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88"><text:span text:style-name="Emphasis"><text:span text:style-name="T36">"""Create a MASQUERADE rules. Not recommended for networks with many IP addresses!"""</text:span></text:span><text:span text:style-name="Emphasis"> -</text:span><text:span text:style-name="Emphasis"><text:span text:style-name="T30"> този етап се намира само в </text:span></text:span><text:span text:style-name="Emphasis"><text:span text:style-name="T32">global_rules.py и</text:span></text:span><text:span text:style-name="Emphasis"><text:span text:style-name="T30">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88"><text:span text:style-name="Emphasis"><text:span text:style-name="T36">"""Start Freeradius and PPPoE Servers"""</text:span></text:span><text:span text:style-name="Emphasis"><text:span text:style-name="T38"> –</text:span></text:span><text:span text:style-name="Emphasis"><text:span text:style-name="T46"> стартират се Freeradius и PPPoE сървъри.</text:span></text:span></text:p>
            </text:list-item>
            <text:list-item>
              <text:p text:style-name="P88"><text:span text:style-name="Emphasis"><text:span text:style-name="T36">"""Start on routing and traffic control rules for clients."""</text:span></text:span><text:span text:style-name="Emphasis"><text:span text:style-name="T30"> </text:span></text:span></text:p>
              <text:p text:style-name="P88"><text:span text:style-name="Emphasis"><text:span text:style-name="T30">-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88"><text:span text:style-name="Emphasis"><text:span text:style-name="T30">- </text:span></text:span><text:span text:style-name="Emphasis"><text:span text:style-name="T35">functions.check_expired()</text:span></text:span><text:span text:style-name="Emphasis"><text:span text:style-name="T33"> - </text:span></text:span><text:span text:style-name="Emphasis"><text:span text:style-name="T30">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3">ipset add EXPIRED 10.111.2.5</text:span></text:span><text:span text:style-name="Emphasis"><text:span text:style-name="T30">”.</text:span></text:span></text:p>
              <text:p text:style-name="P88"><text:span text:style-name="Emphasis"><text:span text:style-name="T30">- </text:span></text:span><text:span text:style-name="Emphasis"><text:span text:style-name="T35">functions.find_</text:span></text:span><text:span text:style-name="Emphasis"><text:span text:style-name="T33"> </text:span></text:span><text:span text:style-name="Emphasis"><text:span text:style-name="T30">- проверяват се <text:s/>IP адреси без VLAN, MAC или и двете заедно. Тук 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30"/></text:span></text:p>
      <text:p text:style-name="P27"><text:span text:style-name="Emphasis"><text:span text:style-name="T42">3.4 secondary_rules.py</text:span></text:span><text:span text:style-name="Emphasis"><text:span text:style-name="T43"> </text:span></text:span></text:p>
      <text:p text:style-name="P33"><text:span text:style-name="Emphasis"><text:span text:style-name="T27">Този скрипт стартира четири функции от “</text:span></text:span><text:span text:style-name="Emphasis"><text:span text:style-name="T23">functions.py</text:span></text:span><text:span text:style-name="Emphasis"><text:span text:style-name="T27">”, които са създадени за автоматизиране търсенето на “</text:span></text:span><text:span text:style-name="Emphasis"><text:span text:style-name="T23">Виртуални локални мрежи</text:span></text:span><text:span text:style-name="Emphasis"><text:span text:style-name="T27">“ и </text:span></text:span><text:span text:style-name="Emphasis"><text:span text:style-name="T23">MAC</text:span></text:span><text:span text:style-name="Emphasis"><text:span text:style-name="T27"> адреси. Всяка функция е писана за специфичен ценарий. Тези функции изпълняват линейни правила и ако имате много VLAN-ни, ще 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3"><text:soft-page-break/><text:span text:style-name="Emphasis"><text:span text:style-name="T27"/></text:span></text:p>
      <text:p text:style-name="P27"><text:span text:style-name="Emphasis"><text:span text:style-name="T42">3.5 functions.py</text:span></text:span></text:p>
      <text:p text:style-name="Standard"><text:span text:style-name="Emphasis"><text:span text:style-name="T27">В този скрипт се намират функции, които се използват от другите скриптова. Ще ги разгледаме 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4">import functions</text:span></text:span><text:span text:style-name="Emphasis"><text:span text:style-name="T27">” и да извикате самата функция “</text:span></text:span><text:span text:style-name="Emphasis">functions.find_mac_in_vlan()</text:span><text:span text:style-name="Emphasis"><text:span text:style-name="T27">”, разгледайте скрипта “</text:span></text:span><text:span text:style-name="Emphasis">secondary_rules.py</text:span><text:span text:style-name="Emphasis"><text:span text:style-name="T27">”.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3">Виртуални локални мрежи</text:span></text:span><text:span text:style-name="Emphasis"><text:span text:style-name="T27">“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3072978165386484528" text:style-name="L27">
        <text:list-item>
          <text:p text:style-name="P89"><text:span text:style-name="Emphasis"><text:span text:style-name="T37">check_expired() </text:span></text:span><text:span text:style-name="Emphasis"><text:span text:style-name="T27">-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3">ipset add EXPIRED 10.111.2.5</text:span></text:span><text:span text:style-name="Emphasis"><text:span text:style-name="T27">”.</text:span></text:span></text:p>
        </text:list-item>
        <text:list-item>
          <text:p text:style-name="P89"><text:span text:style-name="Emphasis"><text:span text:style-name="T37">find_mac() </text:span></text:span><text:span text:style-name="Emphasis"><text:span text:style-name="T27">- Намира MAC адреси, USE_VLANS = False.</text:span></text:span></text:p>
        </text:list-item>
      </text:list>
      <text:list xml:id="list3968171645440924130" text:style-name="L28">
        <text:list-item>
          <text:p text:style-name="P90"><text:span text:style-name="Emphasis"><text:span text:style-name="T37">find_mac_in_vlan() </text:span></text:span><text:span text:style-name="Emphasis"><text:span text:style-name="T27">-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90"><text:span text:style-name="Emphasis"><text:span text:style-name="T37">find_vlan_for_mac() </text:span></text:span><text:span text:style-name="Emphasis"><text:span text:style-name="T27">-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90"><text:span text:style-name="Emphasis"><text:span text:style-name="T37">find_vlan_for_free_mac() </text:span></text:span><text:span text:style-name="Emphasis"><text:span text:style-name="T27">-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90"><text:span text:style-name="Emphasis"><text:span text:style-name="T37">find_vlan_mac() </text:span></text:span><text:span text:style-name="Emphasis"><text:span text:style-name="T27">-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90"><text:span text:style-name="Emphasis"><text:span text:style-name="T27"/></text:span></text:p>
        </text:list-item>
      </text:list>
      <text:p text:style-name="Standard"><text:span text:style-name="Emphasis"><text:span text:style-name="T27">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pan text:style-name="Emphasis"><text:span text:style-name="T27"/></text:span></text:p>
      <text:p text:style-name="Standard"><text:span text:style-name="Emphasis"><text:span text:style-name="T27">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9025602878311047408" text:style-name="L29">
        <text:list-item>
          <text:p text:style-name="P91"><text:span text:style-name="Emphasis"><text:span text:style-name="T27">Всичко да е автоматизирано – уеб интерфейса изтрива правила и стартира нови на тяхно 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него нещата няма да работят.</text:span></text:span></text:p>
        </text:list-item>
        <text:list-item>
          <text:p text:style-name="P91"><text:soft-page-break/><text:span text:style-name="Emphasis"><text:span text:style-name="T27">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91"><text:span text:style-name="Emphasis"><text:span text:style-name="T27">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27"/></text:span></text:p>
      <text:p text:style-name="P27"><text:span text:style-name="Emphasis"><text:span text:style-name="T42">3.6 ppp_on.py</text:span></text:span></text:p>
      <text:p text:style-name="P33"><text:span text:style-name="Emphasis"><text:span text:style-name="T27">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29">Ако Freeradius групата в която се намира потребителя няма атрибути </text:span></text:span><text:span text:style-name="Emphasis"><text:span text:style-name="T27">“</text:span></text:span><text:span text:style-name="Emphasis"><text:span text:style-name="T24">PPPD-Downstream-Speed-Limit</text:span></text:span><text:span text:style-name="Emphasis"><text:span text:style-name="T27">” и “</text:span></text:span><text:span text:style-name="Emphasis"><text:span text:style-name="T24">PPPD-Upstream-Speed-Limit</text:span></text:span><text:span text:style-name="Emphasis"><text:span text:style-name="T27">”, които да окажат скоростта за сваляне и качване, </text:span></text:span><text:span text:style-name="Emphasis"><text:span text:style-name="T29">скрипта няма да стартира шейпъра.</text:span></text:span><text:span text:style-name="Emphasis"><text:span text:style-name="T27"> Ще имате потребител, който има достъп до интернет без ограничения.</text:span></text:span></text:p>
      <text:p text:style-name="P33"><text:span text:style-name="Emphasis"><text:span text:style-name="T27">Скрипта сравнява IP адреса на потребителя с първата мрежа от “</text:span></text:span><text:span text:style-name="Emphasis"><text:span text:style-name="T23">FR_EXPIRED[0]</text:span></text:span><text:span text:style-name="Emphasis"><text:span text:style-name="T27">”, ако имате повече от една мрежа в “</text:span></text:span><text:span text:style-name="Emphasis"><text:span text:style-name="T23">FR_EXPIRED</text:span></text:span><text:span text:style-name="Emphasis"><text:span text:style-name="T27">” трябва да добавите проверката за несъответствие ръчно, което би изглеждало по следния начин: “</text:span></text:span><text:span text:style-name="Emphasis"><text:span text:style-name="T23">if FR_EXPIRED[0].rsplit('.', 1)[0] != sys.argv[2].rsplit('.', 1)[0] or FR_EXPIRED[1].rsplit('.', 1)[0] != sys.argv[2].rsplit('.', 1)[0]:</text:span></text:span><text:span text:style-name="Emphasis"><text:span text:style-name="T27">”. Не се добавят правила за мрежите в “</text:span></text:span><text:span text:style-name="Emphasis"><text:span text:style-name="T23">FR_EXPIRED</text:span></text:span><text:span text:style-name="Emphasis"><text:span text:style-name="T27">”.</text:span></text:span></text:p>
      <text:p text:style-name="P33"><text:span text:style-name="Emphasis"><text:span text:style-name="T27"/></text:span></text:p>
      <text:p text:style-name="P27"><text:span text:style-name="Emphasis"><text:span text:style-name="T42">3.7 ppp_off.py</text:span></text:span></text:p>
      <text:p text:style-name="P33"><text:span text:style-name="Emphasis"><text:span text:style-name="T27">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3">Виртуалните локални мрежи</text:span></text:span><text:span text:style-name="Emphasis"><text:span text:style-name="T27">”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62"><text:span text:style-name="Emphasis"><text:span text:style-name="T45">4. <text:s/>Потребителски интерфейс</text:span></text:span></text:p>
      <text:p text:style-name="Standard"><text:span text:style-name="Emphasis"/></text:p>
      <text:p text:style-name="P57"><text:span text:style-name="T14"><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57">“</text:p>
      <text:p text:style-name="P58"><text:tab/><text:tab/><text:tab/>echo</text:p>
      <text:p text:style-name="P58"><text:span text:style-name="T14">' </text:span><text:s text:c="9"/>&lt;tr class="odd_row"&gt;</text:p>
      <text:p text:style-name="P58"><text:s text:c="12"/>&lt;td class="dt right"&gt;</text:p>
      <text:p text:style-name="P58"><text:s text:c="14"/>&lt;label&gt;'. _('Use PPPoE') .'&lt;/label&gt;</text:p>
      <text:p text:style-name="P58"><text:s text:c="12"/>&lt;/td&gt;</text:p>
      <text:p text:style-name="P58"><text:s text:c="12"/>&lt;td class="dd"&gt;</text:p>
      <text:p text:style-name="P58"><text:soft-page-break/><text:s text:c="14"/>&lt;label&gt;'. _('No') .'&lt;/label&gt;</text:p>
      <text:p text:style-name="P58"><text:s text:c="12"/>&lt;/td&gt;</text:p>
      <text:p text:style-name="P58"><text:s text:c="10"/>&lt;/tr&gt;<text:span text:style-name="T14">' </text:span>."\n";</text:p>
      <text:p text:style-name="P57">”</text:p>
      <text:p text:style-name="P57">Генерира htm код:</text:p>
      <text:p text:style-name="P57">“</text:p>
      <text:p text:style-name="P58"><text:s text:c="10"/>&lt;tr class="odd_row"&gt;</text:p>
      <text:p text:style-name="P58"><text:s text:c="12"/>&lt;td class="dt right"&gt;</text:p>
      <text:p text:style-name="P58"><text:s text:c="14"/>&lt;label&gt;Use PPPoE&lt;/label&gt;</text:p>
      <text:p text:style-name="P58"><text:s text:c="12"/>&lt;/td&gt;</text:p>
      <text:p text:style-name="P58"><text:s text:c="12"/>&lt;td class="dd"&gt;</text:p>
      <text:p text:style-name="P58"><text:s text:c="14"/>&lt;label&gt;No&lt;/label&gt;</text:p>
      <text:p text:style-name="P58"><text:s text:c="12"/>&lt;/td&gt;</text:p>
      <text:p text:style-name="P58"><text:s text:c="10"/>&lt;/tr&gt;</text:p>
      <text:p text:style-name="P57">”</text:p>
      <text:p text:style-name="P57">Който е подравнен с останалия <text:s/>htm код.</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4.1.3.2$Linux_X86_64 LibreOffice_project/410m0$Build-2</meta:generator>
    <dc:date>2013-11-18T22:47:44.732146161</dc:date>
    <meta:editing-duration>P3DT16M34S</meta:editing-duration>
    <meta:editing-cycles>414</meta:editing-cycles>
    <meta:document-statistic meta:table-count="0" meta:image-count="0" meta:object-count="0" meta:page-count="37" meta:paragraph-count="957" meta:word-count="8165" meta:character-count="60126" meta:non-whitespace-character-count="50389"/>
  </office:meta>
</office:document-meta>
</file>